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officeooo:paragraph-rsid="00514c77"/>
    </style:style>
    <style:style style:name="P2" style:family="paragraph" style:parent-style-name="Text_20_body">
      <style:paragraph-properties fo:margin-top="0in" fo:margin-bottom="0in" loext:contextual-spacing="false" fo:line-height="100%"/>
      <style:text-properties officeooo:paragraph-rsid="0052fca7"/>
    </style:style>
    <style:style style:name="P3" style:family="paragraph" style:parent-style-name="Text_20_body">
      <style:paragraph-properties fo:margin-top="0in" fo:margin-bottom="0in" loext:contextual-spacing="false" fo:line-height="100%"/>
      <style:text-properties fo:color="#ce181e" officeooo:paragraph-rsid="0052fca7"/>
    </style:style>
    <style:style style:name="P4" style:family="paragraph" style:parent-style-name="Text_20_body">
      <style:paragraph-properties fo:margin-top="0in" fo:margin-bottom="0in" loext:contextual-spacing="false" fo:line-height="100%"/>
      <style:text-properties fo:color="#ed1c24" officeooo:paragraph-rsid="0052fca7"/>
    </style:style>
    <style:style style:name="P5" style:family="paragraph" style:parent-style-name="Heading_20_2">
      <style:paragraph-properties fo:margin-top="0in" fo:margin-bottom="0in" loext:contextual-spacing="false" fo:line-height="100%"/>
      <style:text-properties officeooo:paragraph-rsid="0052fca7"/>
    </style:style>
    <style:style style:name="P6" style:family="paragraph" style:parent-style-name="Horizontal_20_Line">
      <style:paragraph-properties fo:margin-top="0in" fo:margin-bottom="0in" loext:contextual-spacing="false" fo:line-height="100%"/>
      <style:text-properties officeooo:paragraph-rsid="0052fca7"/>
    </style:style>
    <style:style style:name="P7" style:family="paragraph" style:parent-style-name="Text_20_body">
      <style:text-properties officeooo:paragraph-rsid="00514c77"/>
    </style:style>
    <style:style style:name="P8" style:family="paragraph" style:parent-style-name="Heading_20_2">
      <style:text-properties officeooo:paragraph-rsid="00514c77"/>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Quotations">
      <style:text-properties fo:color="#ce181e"/>
    </style:style>
    <style:style style:name="P11" style:family="paragraph" style:parent-style-name="Quotations">
      <style:text-properties fo:background-color="#fff200"/>
    </style:style>
    <style:style style:name="T1" style:family="text">
      <style:text-properties style:font-name="Arial" officeooo:rsid="00514c77"/>
    </style:style>
    <style:style style:name="T2" style:family="text">
      <style:text-properties fo:color="#ce181e"/>
    </style:style>
    <style:style style:name="T3" style:family="text">
      <style:text-properties fo:background-color="#fff200" loext:char-shading-value="0"/>
    </style:style>
    <style:style style:name="T4" style:family="text">
      <style:text-properties fo:background-color="#fff200" loext:char-shading-value="0"/>
    </style:style>
    <style:style style:name="T5" style:family="text">
      <style:text-properties fo:font-weight="bold"/>
    </style:style>
    <style:style style:name="T6" style:family="text">
      <style:text-properties style:use-window-font-color="true"/>
    </style:style>
    <style:style style:name="T7" style:family="text">
      <style:text-properties fo:color="#ed1c2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text:bookmark-start text:name="__RefHeading___Toc2304_1722094529"/><text:span text:style-name="Source_20_Text"><text:span text:style-name="T1">Introduction to the CSS Grid Challenges</text:span></text:span><text:bookmark-end text:name="__RefHeading___Toc2304_1722094529"/></text:h>
      <text:p text:style-name="Text_20_body"><text:span text:style-name="Definition">CSS Grid</text:span> helps you easily build complex web designs. It works by turning an HTML element into a <text:span text:style-name="T3">grid container with rows and columns</text:span> for you to place children elements where you want within the grid.</text:p>
      <text:p text:style-name="P7"><text:span text:style-name="Source_20_Text"><text:span text:style-name="T1"/></text:span></text:p>
      <text:p text:style-name="Horizontal_20_Line"><text:span text:style-name="Source_20_Text"><text: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2304_1722094529" text:style-name="Index_20_Link" text:visited-style-name="Index_20_Link">Introduction to the CSS Grid Challenges<text:tab/>1</text:a></text:p>
          <text:p text:style-name="P9"><text:a xlink:type="simple" xlink:href="#__RefHeading___Toc2306_1722094529" text:style-name="Index_20_Link" text:visited-style-name="Index_20_Link">Create Your First CSS Grid<text:tab/>1</text:a></text:p>
          <text:p text:style-name="P9"><text:a xlink:type="simple" xlink:href="#__RefHeading___Toc2308_1722094529" text:style-name="Index_20_Link" text:visited-style-name="Index_20_Link">Add Columns with grid-template-columns<text:tab/>2</text:a></text:p>
          <text:p text:style-name="P9"><text:a xlink:type="simple" xlink:href="#__RefHeading___Toc2310_1722094529" text:style-name="Index_20_Link" text:visited-style-name="Index_20_Link">Add Rows with grid-template-rows<text:tab/>3</text:a></text:p>
          <text:p text:style-name="P9"><text:a xlink:type="simple" xlink:href="#__RefHeading___Toc2312_1722094529" text:style-name="Index_20_Link" text:visited-style-name="Index_20_Link">Use CSS Grid units to Change the Size of Columns and Rows<text:tab/>4</text:a></text:p>
          <text:p text:style-name="P9"><text:a xlink:type="simple" xlink:href="#__RefHeading___Toc2314_1722094529" text:style-name="Index_20_Link" text:visited-style-name="Index_20_Link">Create a Column Gap Using grid-column-gap<text:tab/>5</text:a></text:p>
          <text:p text:style-name="P9"><text:a xlink:type="simple" xlink:href="#__RefHeading___Toc2316_1722094529" text:style-name="Index_20_Link" text:visited-style-name="Index_20_Link">Create a Row Gap using grid-row-gap<text:tab/>6</text:a></text:p>
          <text:p text:style-name="P9"><text:a xlink:type="simple" xlink:href="#__RefHeading___Toc2318_1722094529" text:style-name="Index_20_Link" text:visited-style-name="Index_20_Link">Add Gaps Faster with grid-gap<text:tab/>7</text:a></text:p>
          <text:p text:style-name="P9"><text:a xlink:type="simple" xlink:href="#__RefHeading___Toc2320_1722094529" text:style-name="Index_20_Link" text:visited-style-name="Index_20_Link">Use grid-column to Control Spacing<text:tab/>7</text:a></text:p>
          <text:p text:style-name="P9"><text:a xlink:type="simple" xlink:href="#__RefHeading___Toc2322_1722094529" text:style-name="Index_20_Link" text:visited-style-name="Index_20_Link">Use grid-row to Control Spacing<text:tab/>9</text:a></text:p>
          <text:p text:style-name="P9"><text:a xlink:type="simple" xlink:href="#__RefHeading___Toc2324_1722094529" text:style-name="Index_20_Link" text:visited-style-name="Index_20_Link">Align an Item Horizontally using justify-self<text:tab/>10</text:a></text:p>
          <text:p text:style-name="P9"><text:a xlink:type="simple" xlink:href="#__RefHeading___Toc2326_1722094529" text:style-name="Index_20_Link" text:visited-style-name="Index_20_Link">Align an Item Vertically using align-self<text:tab/>11</text:a></text:p>
          <text:p text:style-name="P9"><text:a xlink:type="simple" xlink:href="#__RefHeading___Toc2328_1722094529" text:style-name="Index_20_Link" text:visited-style-name="Index_20_Link">Align All Items Horizontally using justify-items<text:tab/>12</text:a></text:p>
          <text:p text:style-name="P9"><text:a xlink:type="simple" xlink:href="#__RefHeading___Toc2330_1722094529" text:style-name="Index_20_Link" text:visited-style-name="Index_20_Link">Align All Items Vertically using align-items<text:tab/>12</text:a></text:p>
          <text:p text:style-name="P9"><text:a xlink:type="simple" xlink:href="#__RefHeading___Toc2332_1722094529" text:style-name="Index_20_Link" text:visited-style-name="Index_20_Link">Divide the Grid Into an Area Template<text:tab/>13</text:a></text:p>
          <text:p text:style-name="P9"><text:a xlink:type="simple" xlink:href="#__RefHeading___Toc2334_1722094529" text:style-name="Index_20_Link" text:visited-style-name="Index_20_Link">Place Items in Grid Areas Using the grid-area Property<text:tab/>14</text:a></text:p>
          <text:p text:style-name="P9"><text:a xlink:type="simple" xlink:href="#__RefHeading___Toc2336_1722094529" text:style-name="Index_20_Link" text:visited-style-name="Index_20_Link">Use grid-area Without Creating an Areas Template<text:tab/>15</text:a></text:p>
          <text:p text:style-name="P9"><text:a xlink:type="simple" xlink:href="#__RefHeading___Toc2338_1722094529" text:style-name="Index_20_Link" text:visited-style-name="Index_20_Link">Reduce Repetition Using the repeat Function<text:tab/>17</text:a></text:p>
          <text:p text:style-name="P9"><text:a xlink:type="simple" xlink:href="#__RefHeading___Toc2340_1722094529" text:style-name="Index_20_Link" text:visited-style-name="Index_20_Link">Limit Item Size Using the minmax Function<text:tab/>18</text:a></text:p>
          <text:p text:style-name="P9"><text:a xlink:type="simple" xlink:href="#__RefHeading___Toc2342_1722094529" text:style-name="Index_20_Link" text:visited-style-name="Index_20_Link">Create Flexible Layouts Using auto-fill<text:tab/>19</text:a></text:p>
          <text:p text:style-name="P9"><text:a xlink:type="simple" xlink:href="#__RefHeading___Toc2344_1722094529" text:style-name="Index_20_Link" text:visited-style-name="Index_20_Link">Create Flexible Layouts Using auto-fit<text:tab/>20</text:a></text:p>
          <text:p text:style-name="P9"><text:a xlink:type="simple" xlink:href="#__RefHeading___Toc2346_1722094529" text:style-name="Index_20_Link" text:visited-style-name="Index_20_Link">Use Media Queries to Create Responsive Layouts<text:tab/>21</text:a></text:p>
          <text:p text:style-name="P9"><text:a xlink:type="simple" xlink:href="#__RefHeading___Toc2348_1722094529" text:style-name="Index_20_Link" text:visited-style-name="Index_20_Link">Create Grids within Grids<text:tab/>23</text:a></text:p>
        </text:index-body>
      </text:table-of-content>
      <text:p text:style-name="P1"/>
      <text:p text:style-name="Horizontal_20_Line"/>
      <text:h text:style-name="P5" text:outline-level="2"><text:bookmark-start text:name="__RefHeading___Toc2306_1722094529"/>Create Your First CSS Grid<text:bookmark-end text:name="__RefHeading___Toc2306_1722094529"/></text:h>
      <text:p text:style-name="Text_20_body">Turn any HTML element into a grid container by setting its <text:span text:style-name="Source_20_Text"><text:span text:style-name="T2">display</text:span></text:span><text:span text:style-name="T2"> </text:span>property to <text:span text:style-name="Source_20_Text"><text:span text:style-name="T2">grid</text:span></text:span>. This gives you the ability to use all the other properties associated with CSS Grid.</text:p>
      <text:p text:style-name="Text_20_body"><text:span text:style-name="Strong_20_Emphasis">Note</text:span><text:line-break/>In CSS Grid, <text:span text:style-name="T4">the parent element is referred to as the </text:span><text:span text:style-name="Definition"><text:span text:style-name="T4">container</text:span></text:span><text:span text:style-name="T4"> and its children are called </text:span><text:span text:style-name="Definition"><text:span text:style-name="T4">items</text:span></text:span><text:span text:style-name="T4">.</text:span></text:p>
      <text:p text:style-name="Horizontal_20_Line"/>
      <text:p text:style-name="Text_20_body">Change the display of the div with the <text:span text:style-name="Source_20_Text">container</text:span> class to <text:span text:style-name="Source_20_Text">grid</text:span>.</text:p>
      <text:p text:style-name="P2"><text:soft-page-break/>&lt;style&gt;</text:p>
      <text:p text:style-name="P2"><text:s text:c="2"/>.d1{background:LightSkyBlue;}</text:p>
      <text:p text:style-name="P2"><text:s text:c="2"/>.d2{background:LightSalmon;}</text:p>
      <text:p text:style-name="P2"><text:s text:c="2"/>.d3{background:PaleTurquoise;}</text:p>
      <text:p text:style-name="P2"><text:s text:c="2"/>.d4{background:LightPink;}</text:p>
      <text:p text:style-name="P2"><text:s text:c="2"/>.d5{background:PaleGreen;}</text:p>
      <text:p text:style-name="P2"><text:s text:c="2"/></text:p>
      <text:p text:style-name="P2"><text:s text:c="2"/>.container {</text:p>
      <text:p text:style-name="P2"><text:s text:c="4"/>font-size: 40px;</text:p>
      <text:p text:style-name="P2"><text:s text:c="4"/>width: 100%;</text:p>
      <text:p text:style-name="P2"><text:s text:c="4"/>background: LightGray;</text:p>
      <text:p text:style-name="P2"><text:s text:c="4"/>/* add your code below this line */</text:p>
      <text:p text:style-name="P3"><text:s text:c="4"/>display:grid;</text:p>
      <text:p text:style-name="P2"><text:s text:c="4"/></text:p>
      <text:p text:style-name="P2"><text:s text:c="4"/>/* add your code above this line */</text:p>
      <text:p text:style-name="P2"><text:s text:c="2"/>}</text:p>
      <text:p text:style-name="P2">&lt;/style&gt;</text:p>
      <text:p text:style-name="P2"><text:s text:c="2"/></text:p>
      <text:p text:style-name="P2">&lt;div class="container"&gt;</text:p>
      <text:p text:style-name="P2"><text:s text:c="2"/>&lt;div class="d1"&gt;1&lt;/div&gt;</text:p>
      <text:p text:style-name="P2"><text:s text:c="2"/>&lt;div class="d2"&gt;2&lt;/div&gt;</text:p>
      <text:p text:style-name="P2"><text:s text:c="2"/>&lt;div class="d3"&gt;3&lt;/div&gt;</text:p>
      <text:p text:style-name="P2"><text:s text:c="2"/>&lt;div class="d4"&gt;4&lt;/div&gt;</text:p>
      <text:p text:style-name="P2"><text:s text:c="2"/>&lt;div class="d5"&gt;5&lt;/div&gt;</text:p>
      <text:p text:style-name="P2">&lt;/div&gt;</text:p>
      <text:p text:style-name="P2"/>
      <text:h text:style-name="P5" text:outline-level="2"><text:bookmark-start text:name="__RefHeading___Toc2308_1722094529"/>Add Columns with grid-template-columns<text:bookmark-end text:name="__RefHeading___Toc2308_1722094529"/></text:h>
      <text:p text:style-name="Text_20_body">Simply creating a grid element doesn't get you very far. You need to define the structure of the grid as well. To add some columns to the grid, use the <text:span text:style-name="Source_20_Text">grid-template-columns</text:span> property on a grid container as demonstrated below:</text:p>
      <text:p text:style-name="Quotations">.container {<text:line-break/>  display: grid;<text:line-break/>  grid-template-columns: 50px 50px;<text:line-break/>}</text:p>
      <text:p text:style-name="Text_20_body">This will give your grid two columns that are 50px wide each.</text:p>
      <text:p text:style-name="Text_20_body">The number of parameters given to the <text:span text:style-name="Source_20_Text">grid-template-columns</text:span> property indicates the number of columns in the grid, and the value of each parameter indicates the width of each column.</text:p>
      <text:p text:style-name="Horizontal_20_Line"/>
      <text:p text:style-name="Text_20_body">Give the grid container three columns that are <text:span text:style-name="Source_20_Text">100px</text:span> wide each.</text:p>
      <text:p text:style-name="P2">&lt;style&gt;</text:p>
      <text:p text:style-name="P2"><text:s text:c="2"/>.d1{background:LightSkyBlue;}</text:p>
      <text:p text:style-name="P2"><text:s text:c="2"/>.d2{background:LightSalmon;}</text:p>
      <text:p text:style-name="P2"><text:s text:c="2"/>.d3{background:PaleTurquoise;}</text:p>
      <text:p text:style-name="P2"><text:soft-page-break/><text:s text:c="2"/>.d4{background:LightPink;}</text:p>
      <text:p text:style-name="P2"><text:s text:c="2"/>.d5{background:PaleGreen;}</text:p>
      <text:p text:style-name="P2"><text:s text:c="2"/></text:p>
      <text:p text:style-name="P2"><text:s text:c="2"/>.container {</text:p>
      <text:p text:style-name="P2"><text:s text:c="4"/>font-size: 40px;</text:p>
      <text:p text:style-name="P2"><text:s text:c="4"/>width: 100%;</text:p>
      <text:p text:style-name="P2"><text:s text:c="4"/>background: LightGray;</text:p>
      <text:p text:style-name="P2"><text:s text:c="4"/>display: grid;</text:p>
      <text:p text:style-name="P2"><text:s text:c="4"/>/* add your code below this line */</text:p>
      <text:p text:style-name="P3"><text:s text:c="4"/>grid-template-columns:100px 100px 100px;</text:p>
      <text:p text:style-name="P2"><text:s text:c="4"/></text:p>
      <text:p text:style-name="P2"><text:s text:c="4"/>/* add your code above this line */</text:p>
      <text:p text:style-name="P2"><text:s text:c="2"/>}</text:p>
      <text:p text:style-name="P2">&lt;/style&gt;</text:p>
      <text:p text:style-name="P2"><text:s text:c="2"/></text:p>
      <text:p text:style-name="P2">&lt;div class="container"&gt;</text:p>
      <text:p text:style-name="P2"><text:s text:c="2"/>&lt;div class="d1"&gt;1&lt;/div&gt;</text:p>
      <text:p text:style-name="P2"><text:s text:c="2"/>&lt;div class="d2"&gt;2&lt;/div&gt;</text:p>
      <text:p text:style-name="P2"><text:s text:c="2"/>&lt;div class="d3"&gt;3&lt;/div&gt;</text:p>
      <text:p text:style-name="P2"><text:s text:c="2"/>&lt;div class="d4"&gt;4&lt;/div&gt;</text:p>
      <text:p text:style-name="P2"><text:s text:c="2"/>&lt;div class="d5"&gt;5&lt;/div&gt;</text:p>
      <text:p text:style-name="P2">&lt;/div&gt;</text:p>
      <text:p text:style-name="P2"/>
      <text:p text:style-name="P2"/>
      <text:h text:style-name="P5" text:outline-level="2"><text:bookmark-start text:name="__RefHeading___Toc2310_1722094529"/>Add Rows with grid-template-rows<text:bookmark-end text:name="__RefHeading___Toc2310_1722094529"/></text:h>
      <text:p text:style-name="Text_20_body">The grid you created in the last challenge will set the number of rows automatically. To adjust the rows manually, use the <text:span text:style-name="Source_20_Text"><text:span text:style-name="T2">grid-template-rows</text:span></text:span><text:span text:style-name="T2"> </text:span>property in the same way you used <text:span text:style-name="Source_20_Text">grid-template-columns</text:span> in previous challenge.</text:p>
      <text:p text:style-name="Horizontal_20_Line"/>
      <text:p text:style-name="Text_20_body">Add two rows to the grid that are <text:span text:style-name="Source_20_Text">50px</text:span> tall each.</text:p>
      <text:p text:style-name="P2">&lt;style&gt;</text:p>
      <text:p text:style-name="P2"><text:s text:c="2"/>.d1{background:LightSkyBlue;}</text:p>
      <text:p text:style-name="P2"><text:s text:c="2"/>.d2{background:LightSalmon;}</text:p>
      <text:p text:style-name="P2"><text:s text:c="2"/>.d3{background:PaleTurquoise;}</text:p>
      <text:p text:style-name="P2"><text:s text:c="2"/>.d4{background:LightPink;}</text:p>
      <text:p text:style-name="P2"><text:s text:c="2"/>.d5{background:PaleGreen;}</text:p>
      <text:p text:style-name="P2"><text:s text:c="2"/></text:p>
      <text:p text:style-name="P2"><text:s text:c="2"/>.container {</text:p>
      <text:p text:style-name="P2"><text:s text:c="4"/>font-size: 40px;</text:p>
      <text:p text:style-name="P2"><text:s text:c="4"/>width: 100%;</text:p>
      <text:p text:style-name="P2"><text:s text:c="4"/>background: LightGray;</text:p>
      <text:p text:style-name="P2"><text:s text:c="4"/>display: grid;</text:p>
      <text:p text:style-name="P2"><text:s text:c="4"/>grid-template-columns: 100px 100px 100px;</text:p>
      <text:p text:style-name="P2"><text:s text:c="4"/>/* add your code below this line */</text:p>
      <text:p text:style-name="P3"><text:s text:c="4"/>grid-template-rows: 50px 50px;</text:p>
      <text:p text:style-name="P2"><text:s text:c="4"/></text:p>
      <text:p text:style-name="P2"><text:soft-page-break/><text:s text:c="4"/>/* add your code above this line */</text:p>
      <text:p text:style-name="P2"><text:s text:c="2"/>}</text:p>
      <text:p text:style-name="P2">&lt;/style&gt;</text:p>
      <text:p text:style-name="P2"><text:s text:c="2"/></text:p>
      <text:p text:style-name="P2">&lt;div class="container"&gt;</text:p>
      <text:p text:style-name="P2"><text:s text:c="2"/>&lt;div class="d1"&gt;1&lt;/div&gt;</text:p>
      <text:p text:style-name="P2"><text:s text:c="2"/>&lt;div class="d2"&gt;2&lt;/div&gt;</text:p>
      <text:p text:style-name="P2"><text:s text:c="2"/>&lt;div class="d3"&gt;3&lt;/div&gt;</text:p>
      <text:p text:style-name="P2"><text:s text:c="2"/>&lt;div class="d4"&gt;4&lt;/div&gt;</text:p>
      <text:p text:style-name="P2"><text:s text:c="2"/>&lt;div class="d5"&gt;5&lt;/div&gt;</text:p>
      <text:p text:style-name="P2">&lt;/div&gt;</text:p>
      <text:p text:style-name="P2"/>
      <text:p text:style-name="P2"/>
      <text:h text:style-name="P5" text:outline-level="2"><text:bookmark-start text:name="__RefHeading___Toc2312_1722094529"/>Use CSS Grid units to Change the Size of Columns and Rows<text:bookmark-end text:name="__RefHeading___Toc2312_1722094529"/></text:h>
      <text:p text:style-name="Text_20_body">You can use absolute and relative units like <text:span text:style-name="Source_20_Text"><text:span text:style-name="T2">px</text:span></text:span> and <text:span text:style-name="Source_20_Text"><text:span text:style-name="T2">em</text:span></text:span> in CSS Grid to define the size of rows and columns. You can use these as well:</text:p>
      <text:p text:style-name="Text_20_body"><text:span text:style-name="Source_20_Text"><text:span text:style-name="T2">fr</text:span></text:span>: sets the column or row to a fraction of the available space,</text:p>
      <text:p text:style-name="Text_20_body"><text:span text:style-name="Source_20_Text"><text:span text:style-name="T2">auto</text:span></text:span>: sets the column or row to the width or height of its content automatically,</text:p>
      <text:p text:style-name="Text_20_body"><text:span text:style-name="Source_20_Text"><text:span text:style-name="T2">%</text:span></text:span>: adjusts the column or row to the percent width of its container.</text:p>
      <text:p text:style-name="Text_20_body">Here's the code that generates the output in the preview:</text:p>
      <text:p text:style-name="P10">grid-template-columns: auto 50px 10% 2fr 1fr;</text:p>
      <text:p text:style-name="Text_20_body">This snippet creates five columns. <text:span text:style-name="T4">The first column is as wide as its content, the second column is 50px, the third column is 10% of its container, and for the last two columns; the remaining space is divided into three sections, two are allocated for the fourth column, and one for the fifth</text:span>.</text:p>
      <text:p text:style-name="Horizontal_20_Line"/>
      <text:p text:style-name="Text_20_body">Make a grid with three columns whose widths are as follows: 1fr, 100px, and 2fr.</text:p>
      <text:p text:style-name="P2">&lt;style&gt;</text:p>
      <text:p text:style-name="P2"><text:s text:c="2"/>.d1{background:LightSkyBlue;}</text:p>
      <text:p text:style-name="P2"><text:s text:c="2"/>.d2{background:LightSalmon;}</text:p>
      <text:p text:style-name="P2"><text:s text:c="2"/>.d3{background:PaleTurquoise;}</text:p>
      <text:p text:style-name="P2"><text:s text:c="2"/>.d4{background:LightPink;}</text:p>
      <text:p text:style-name="P2"><text:s text:c="2"/>.d5{background:PaleGreen;}</text:p>
      <text:p text:style-name="P2"><text:s text:c="2"/></text:p>
      <text:p text:style-name="P2"><text:s text:c="2"/>.container {</text:p>
      <text:p text:style-name="P2"><text:s text:c="4"/>font-size: 40px;</text:p>
      <text:p text:style-name="P2"><text:s text:c="4"/>width: 100%;</text:p>
      <text:p text:style-name="P2"><text:s text:c="4"/>background: LightGray;</text:p>
      <text:p text:style-name="P2"><text:s text:c="4"/>display: grid;</text:p>
      <text:p text:style-name="P2"><text:s text:c="4"/>/* modify the code below this line */</text:p>
      <text:p text:style-name="P2"><text:s text:c="4"/></text:p>
      <text:p text:style-name="P3"><text:s text:c="4"/>grid-template-columns: 1fr 100px 2fr;</text:p>
      <text:p text:style-name="P2"><text:soft-page-break/><text:s text:c="4"/></text:p>
      <text:p text:style-name="P2"><text:s text:c="4"/>/* modify the code above this line */</text:p>
      <text:p text:style-name="P2"><text:s text:c="4"/>grid-template-rows: 50px 50px;</text:p>
      <text:p text:style-name="P2"><text:s text:c="2"/>}</text:p>
      <text:p text:style-name="P2">&lt;/style&gt;</text:p>
      <text:p text:style-name="P2"><text:s text:c="2"/></text:p>
      <text:p text:style-name="P2">&lt;div class="container"&gt;</text:p>
      <text:p text:style-name="P2"><text:s text:c="2"/>&lt;div class="d1"&gt;1&lt;/div&gt;</text:p>
      <text:p text:style-name="P2"><text:s text:c="2"/>&lt;div class="d2"&gt;2&lt;/div&gt;</text:p>
      <text:p text:style-name="P2"><text:s text:c="2"/>&lt;div class="d3"&gt;3&lt;/div&gt;</text:p>
      <text:p text:style-name="P2"><text:s text:c="2"/>&lt;div class="d4"&gt;4&lt;/div&gt;</text:p>
      <text:p text:style-name="P2"><text:s text:c="2"/>&lt;div class="d5"&gt;5&lt;/div&gt;</text:p>
      <text:p text:style-name="P2">&lt;/div&gt;</text:p>
      <text:p text:style-name="P2"/>
      <text:p text:style-name="P2"/>
      <text:h text:style-name="P5" text:outline-level="2"><text:bookmark-start text:name="__RefHeading___Toc2314_1722094529"/>Create a Column Gap Using grid-column-gap<text:bookmark-end text:name="__RefHeading___Toc2314_1722094529"/></text:h>
      <text:p text:style-name="Text_20_body">So far in the grids you have created, the columns have all been tight up against each other. Sometimes you want a gap in between the columns. To add a gap between the columns, use the <text:span text:style-name="Source_20_Text"><text:span text:style-name="T2">grid-column-gap</text:span></text:span> property like this:</text:p>
      <text:p text:style-name="P10">grid-column-gap: 10px;</text:p>
      <text:p text:style-name="Text_20_body">This creates <text:span text:style-name="T4">10px of empty space </text:span>between all of our columns.</text:p>
      <text:p text:style-name="Horizontal_20_Line"/>
      <text:p text:style-name="Text_20_body">Give the columns in the grid a <text:span text:style-name="Source_20_Text">20px</text:span> gap.</text:p>
      <text:p text:style-name="P2">&lt;style&gt;</text:p>
      <text:p text:style-name="P2"><text:s text:c="2"/>.d1{background:LightSkyBlue;}</text:p>
      <text:p text:style-name="P2"><text:s text:c="2"/>.d2{background:LightSalmon;}</text:p>
      <text:p text:style-name="P2"><text:s text:c="2"/>.d3{background:PaleTurquoise;}</text:p>
      <text:p text:style-name="P2"><text:s text:c="2"/>.d4{background:LightPink;}</text:p>
      <text:p text:style-name="P2"><text:s text:c="2"/>.d5{background:PaleGreen;}</text:p>
      <text:p text:style-name="P2"><text:s text:c="2"/></text:p>
      <text:p text:style-name="P2"><text:s text:c="2"/>.container {</text:p>
      <text:p text:style-name="P2"><text:s text:c="4"/>font-size: 40px;</text:p>
      <text:p text:style-name="P2"><text:s text:c="4"/>min-height: 300px;</text:p>
      <text:p text:style-name="P2"><text:s text:c="4"/>width: 100%;</text:p>
      <text:p text:style-name="P2"><text:s text:c="4"/>background: LightGray;</text:p>
      <text:p text:style-name="P2"><text:s text:c="4"/>display: grid;</text:p>
      <text:p text:style-name="P2"><text:s text:c="4"/>grid-template-columns: 1fr 1fr 1fr;</text:p>
      <text:p text:style-name="P2"><text:s text:c="4"/>grid-template-rows: 1fr 1fr 1fr;</text:p>
      <text:p text:style-name="P2"><text:s text:c="4"/>/* add your code below this line */</text:p>
      <text:p text:style-name="P2"><text:s/><text:span text:style-name="T2"><text:s text:c="3"/>grid-column-gap: 20px;</text:span></text:p>
      <text:p text:style-name="P2"><text:s text:c="4"/></text:p>
      <text:p text:style-name="P2"><text:s text:c="4"/>/* add your code above this line */</text:p>
      <text:p text:style-name="P2"><text:s text:c="2"/>}</text:p>
      <text:p text:style-name="P2">&lt;/style&gt;</text:p>
      <text:p text:style-name="P2"><text:soft-page-break/><text:s text:c="2"/></text:p>
      <text:p text:style-name="P2">&lt;div class="container"&gt;</text:p>
      <text:p text:style-name="P2"><text:s text:c="2"/>&lt;div class="d1"&gt;1&lt;/div&gt;</text:p>
      <text:p text:style-name="P2"><text:s text:c="2"/>&lt;div class="d2"&gt;2&lt;/div&gt;</text:p>
      <text:p text:style-name="P2"><text:s text:c="2"/>&lt;div class="d3"&gt;3&lt;/div&gt;</text:p>
      <text:p text:style-name="P2"><text:s text:c="2"/>&lt;div class="d4"&gt;4&lt;/div&gt;</text:p>
      <text:p text:style-name="P2"><text:s text:c="2"/>&lt;div class="d5"&gt;5&lt;/div&gt;</text:p>
      <text:p text:style-name="P2">&lt;/div&gt;</text:p>
      <text:p text:style-name="P2"/>
      <text:h text:style-name="P5" text:outline-level="2"><text:bookmark-start text:name="__RefHeading___Toc2316_1722094529"/>Create a Row Gap using grid-row-gap<text:bookmark-end text:name="__RefHeading___Toc2316_1722094529"/></text:h>
      <text:p text:style-name="Text_20_body">You can add a gap in between the rows of a grid using <text:span text:style-name="Source_20_Text"><text:span text:style-name="T2">grid-row-gap</text:span></text:span> in the same way that you added a gap in between columns in the previous challenge.</text:p>
      <text:p text:style-name="Horizontal_20_Line"/>
      <text:p text:style-name="Text_20_body">Create a gap for the rows that is <text:span text:style-name="Source_20_Text">5px</text:span> tall.</text:p>
      <text:p text:style-name="P2"><text:bookmark text:name="MendeleyTempCursorBookmark"/>&lt;style&gt;</text:p>
      <text:p text:style-name="P2"><text:s text:c="2"/>.d1{background:LightSkyBlue;}</text:p>
      <text:p text:style-name="P2"><text:s text:c="2"/>.d2{background:LightSalmon;}</text:p>
      <text:p text:style-name="P2"><text:s text:c="2"/>.d3{background:PaleTurquoise;}</text:p>
      <text:p text:style-name="P2"><text:s text:c="2"/>.d4{background:LightPink;}</text:p>
      <text:p text:style-name="P2"><text:s text:c="2"/>.d5{background:PaleGreen;}</text:p>
      <text:p text:style-name="P2"><text:s text:c="2"/></text:p>
      <text:p text:style-name="P2"><text:s text:c="2"/>.container {</text:p>
      <text:p text:style-name="P2"><text:s text:c="4"/>font-size: 40px;</text:p>
      <text:p text:style-name="P2"><text:s text:c="4"/>min-height: 300px;</text:p>
      <text:p text:style-name="P2"><text:s text:c="4"/>width: 100%;</text:p>
      <text:p text:style-name="P2"><text:s text:c="4"/>background: LightGray;</text:p>
      <text:p text:style-name="P2"><text:s text:c="4"/>display: grid;</text:p>
      <text:p text:style-name="P2"><text:s text:c="4"/>grid-template-columns: 1fr 1fr 1fr;</text:p>
      <text:p text:style-name="P2"><text:s text:c="4"/>grid-template-rows: 1fr 1fr 1fr;</text:p>
      <text:p text:style-name="P2"><text:s text:c="4"/>/* add your code below this line */</text:p>
      <text:p text:style-name="P3"><text:s text:c="4"/>grid-row-gap:5px;</text:p>
      <text:p text:style-name="P2"><text:s text:c="4"/></text:p>
      <text:p text:style-name="P2"><text:s text:c="4"/>/* add your code above this line */</text:p>
      <text:p text:style-name="P2"><text:s text:c="2"/>}</text:p>
      <text:p text:style-name="P2">&lt;/style&gt;</text:p>
      <text:p text:style-name="P2"><text:s text:c="2"/></text:p>
      <text:p text:style-name="P2">&lt;div class="container"&gt;</text:p>
      <text:p text:style-name="P2"><text:s text:c="2"/>&lt;div class="d1"&gt;1&lt;/div&gt;</text:p>
      <text:p text:style-name="P2"><text:s text:c="2"/>&lt;div class="d2"&gt;2&lt;/div&gt;</text:p>
      <text:p text:style-name="P2"><text:s text:c="2"/>&lt;div class="d3"&gt;3&lt;/div&gt;</text:p>
      <text:p text:style-name="P2"><text:s text:c="2"/>&lt;div class="d4"&gt;4&lt;/div&gt;</text:p>
      <text:p text:style-name="P2"><text:s text:c="2"/>&lt;div class="d5"&gt;5&lt;/div&gt;</text:p>
      <text:p text:style-name="P2">&lt;/div&gt;</text:p>
      <text:p text:style-name="P2"/>
      <text:p text:style-name="P2"/>
      <text:h text:style-name="P5" text:outline-level="2"><text:bookmark-start text:name="__RefHeading___Toc2318_1722094529"/><text:soft-page-break/>Add Gaps Faster with grid-gap<text:bookmark-end text:name="__RefHeading___Toc2318_1722094529"/></text:h>
      <text:p text:style-name="Text_20_body"><text:span text:style-name="Source_20_Text"><text:span text:style-name="T2">grid-gap</text:span></text:span> is a shorthand property for <text:span text:style-name="Source_20_Text">grid-row-gap</text:span> and <text:span text:style-name="Source_20_Text">grid-column-gap</text:span> from the previous two challenges that's more convenient to use. If <text:span text:style-name="Source_20_Text">grid-gap</text:span> has <text:span text:style-name="T4">one value, it will create a gap between all rows and columns.</text:span> However, if there are<text:span text:style-name="T4"> two values, it will use the first one to set the gap between the rows and the second value for the columns.</text:span></text:p>
      <text:p text:style-name="Horizontal_20_Line"/>
      <text:p text:style-name="Text_20_body">Use <text:span text:style-name="Source_20_Text">grid-gap</text:span> to introduce a <text:span text:style-name="Source_20_Text">10px</text:span> gap between the rows and <text:span text:style-name="Source_20_Text">20px</text:span> gap between the columns.</text:p>
      <text:p text:style-name="P2">&lt;style&gt;</text:p>
      <text:p text:style-name="P2"><text:s text:c="2"/>.d1{background:LightSkyBlue;}</text:p>
      <text:p text:style-name="P2"><text:s text:c="2"/>.d2{background:LightSalmon;}</text:p>
      <text:p text:style-name="P2"><text:s text:c="2"/>.d3{background:PaleTurquoise;}</text:p>
      <text:p text:style-name="P2"><text:s text:c="2"/>.d4{background:LightPink;}</text:p>
      <text:p text:style-name="P2"><text:s text:c="2"/>.d5{background:PaleGreen;}</text:p>
      <text:p text:style-name="P2"><text:s text:c="2"/></text:p>
      <text:p text:style-name="P2"><text:s text:c="2"/>.container {</text:p>
      <text:p text:style-name="P2"><text:s text:c="4"/>font-size: 40px;</text:p>
      <text:p text:style-name="P2"><text:s text:c="4"/>min-height: 300px;</text:p>
      <text:p text:style-name="P2"><text:s text:c="4"/>width: 100%;</text:p>
      <text:p text:style-name="P2"><text:s text:c="4"/>background: LightGray;</text:p>
      <text:p text:style-name="P2"><text:s text:c="4"/>display: grid;</text:p>
      <text:p text:style-name="P2"><text:s text:c="4"/>grid-template-columns: 1fr 1fr 1fr;</text:p>
      <text:p text:style-name="P2"><text:s text:c="4"/>grid-template-rows: 1fr 1fr 1fr;</text:p>
      <text:p text:style-name="P2"><text:s text:c="4"/>/* add your code below this line */</text:p>
      <text:p text:style-name="P3"><text:s text:c="4"/>grid-gap:10px 20px;</text:p>
      <text:p text:style-name="P2"><text:s text:c="4"/></text:p>
      <text:p text:style-name="P2"><text:s text:c="4"/>/* add your code above this line */</text:p>
      <text:p text:style-name="P2"><text:s text:c="2"/>}</text:p>
      <text:p text:style-name="P2">&lt;/style&gt;</text:p>
      <text:p text:style-name="P2">&lt;div class="container"&gt;</text:p>
      <text:p text:style-name="P2"><text:s text:c="2"/>&lt;div class="d1"&gt;1&lt;/div&gt;</text:p>
      <text:p text:style-name="P2"><text:s text:c="2"/>&lt;div class="d2"&gt;2&lt;/div&gt;</text:p>
      <text:p text:style-name="P2"><text:s text:c="2"/>&lt;div class="d3"&gt;3&lt;/div&gt;</text:p>
      <text:p text:style-name="P2"><text:s text:c="2"/>&lt;div class="d4"&gt;4&lt;/div&gt;</text:p>
      <text:p text:style-name="P2"><text:s text:c="2"/>&lt;div class="d5"&gt;5&lt;/div&gt;</text:p>
      <text:p text:style-name="P2">&lt;/div&gt;</text:p>
      <text:p text:style-name="P2"/>
      <text:p text:style-name="P2"/>
      <text:h text:style-name="P5" text:outline-level="2"><text:bookmark-start text:name="__RefHeading___Toc2320_1722094529"/>Use grid-column to Control Spacing<text:bookmark-end text:name="__RefHeading___Toc2320_1722094529"/></text:h>
      <text:p text:style-name="Text_20_body">Up to this point, all the properties that have been discussed are for grid containers. The <text:span text:style-name="Source_20_Text"><text:span text:style-name="T2">grid-column</text:span></text:span> property is the first one for use on the grid items themselves.</text:p>
      <text:p text:style-name="Text_20_body">The hypothetical horizontal and vertical lines that create the grid are referred to as<text:span text:style-name="T4"> </text:span><text:span text:style-name="Definition"><text:span text:style-name="T4">lines</text:span></text:span>. <text:span text:style-name="T4">These lines are numbered starting with 1 at the top left corner </text:span>of the grid and move right for columns and down for rows, counting upward.</text:p>
      <text:p text:style-name="Text_20_body"><text:soft-page-break/>This is what the lines look like for a 3x3 grid:</text:p>
      <text:p text:style-name="P2"/>
      <text:p text:style-name="P2">To control the amount of columns an item will consume, you can use the <text:span text:style-name="Source_20_Text">grid-column</text:span> property in conjunction with the line numbers you want the item to start and stop at.</text:p>
      <text:p text:style-name="Text_20_body">Here's an example:</text:p>
      <text:p text:style-name="P10">grid-column: 1 / 3;</text:p>
      <text:p text:style-name="Text_20_body">This will make the item start at the first vertical line of the grid on the left and span to the 3rd line of the grid, consuming two columns.</text:p>
      <text:p text:style-name="Horizontal_20_Line"/>
      <text:p text:style-name="Text_20_body">Make the item with the class <text:span text:style-name="Source_20_Text">item5</text:span> consume the last two columns of the grid.</text:p>
      <text:p text:style-name="P2">&lt;style&gt;</text:p>
      <text:p text:style-name="P2"><text:s text:c="2"/>.item1{background:LightSkyBlue;}</text:p>
      <text:p text:style-name="P2"><text:s text:c="2"/>.item2{background:LightSalmon;}</text:p>
      <text:p text:style-name="P2"><text:s text:c="2"/>.item3{background:PaleTurquoise;}</text:p>
      <text:p text:style-name="P2"><text:s text:c="2"/>.item4{background:LightPink;}</text:p>
      <text:p text:style-name="P2"><text:s text:c="2"/></text:p>
      <text:p text:style-name="P2"><text:s text:c="2"/>.item5 {</text:p>
      <text:p text:style-name="P2"><text:s text:c="4"/>background: PaleGreen;</text:p>
      <text:p text:style-name="P2"><text:s text:c="4"/>/* add your code below this line */</text:p>
      <text:p text:style-name="P3"><text:s text:c="4"/>display:grid;</text:p>
      <text:p text:style-name="P3"><text:s text:c="4"/>grid-column:2/4;</text:p>
      <text:p text:style-name="P2"><text:s text:c="4"/></text:p>
      <text:p text:style-name="P2"><text:s text:c="4"/>/* add your code above this line */</text:p>
      <text:p text:style-name="P2"><text:s text:c="2"/>}</text:p>
      <text:p text:style-name="P2"><text:s text:c="2"/></text:p>
      <text:p text:style-name="P2"><text:s text:c="2"/>.container {</text:p>
      <text:p text:style-name="P2"><text:s text:c="4"/>font-size: 40px;</text:p>
      <text:p text:style-name="P2"><text:s text:c="4"/>min-height: 300px;</text:p>
      <text:p text:style-name="P2"><text:s text:c="4"/>width: 100%;</text:p>
      <text:p text:style-name="P2"><text:s text:c="4"/>background: LightGray;</text:p>
      <text:p text:style-name="P2"><text:s text:c="4"/>display: grid;</text:p>
      <text:p text:style-name="P2"><text:s text:c="4"/>grid-template-columns: 1fr 1fr 1fr;</text:p>
      <text:p text:style-name="P2"><text:s text:c="4"/>grid-template-rows: 1fr 1fr 1fr;</text:p>
      <text:p text:style-name="P2"><text:s text:c="4"/>grid-gap: 10px;</text:p>
      <text:p text:style-name="P2"><text:s text:c="2"/>}</text:p>
      <text:p text:style-name="P2">&lt;/style&gt;</text:p>
      <text:p text:style-name="P2"><text:s text:c="2"/></text:p>
      <text:p text:style-name="P2">&lt;div class="container"&gt;</text:p>
      <text:p text:style-name="P2"><text:s text:c="2"/>&lt;div class="item1"&gt;1&lt;/div&gt;</text:p>
      <text:p text:style-name="P2"><text:s text:c="2"/>&lt;div class="item2"&gt;2&lt;/div&gt;</text:p>
      <text:p text:style-name="P2"><text:s text:c="2"/>&lt;div class="item3"&gt;3&lt;/div&gt;</text:p>
      <text:p text:style-name="P2"><text:s text:c="2"/>&lt;div class="item4"&gt;4&lt;/div&gt;</text:p>
      <text:p text:style-name="P2"><text:s text:c="2"/>&lt;div class="item5"&gt;5&lt;/div&gt;</text:p>
      <text:p text:style-name="P2">&lt;/div&gt;</text:p>
      <text:p text:style-name="P2"><text:soft-page-break/></text:p>
      <text:p text:style-name="P2"/>
      <text:p text:style-name="P2"/>
      <text:h text:style-name="P5" text:outline-level="2"><text:bookmark-start text:name="__RefHeading___Toc2322_1722094529"/>Use grid-row to Control Spacing<text:bookmark-end text:name="__RefHeading___Toc2322_1722094529"/></text:h>
      <text:p text:style-name="Text_20_body">Of course, you can make items consume multiple rows just like you can with columns. You define the horizontal lines you want an item to start and stop at using the <text:span text:style-name="Source_20_Text"><text:span text:style-name="T2">grid-row</text:span></text:span> property on a grid item.</text:p>
      <text:p text:style-name="Horizontal_20_Line"/>
      <text:p text:style-name="Text_20_body">Make the element with the <text:span text:style-name="Source_20_Text">item5</text:span> class consume the last two rows.</text:p>
      <text:p text:style-name="P2">&lt;style&gt;</text:p>
      <text:p text:style-name="P2"><text:s text:c="2"/>.item1{background:LightSkyBlue;}</text:p>
      <text:p text:style-name="P2"><text:s text:c="2"/>.item2{background:LightSalmon;}</text:p>
      <text:p text:style-name="P2"><text:s text:c="2"/>.item3{background:PaleTurquoise;}</text:p>
      <text:p text:style-name="P2"><text:s text:c="2"/>.item4{background:LightPink;}</text:p>
      <text:p text:style-name="P2"><text:s text:c="2"/></text:p>
      <text:p text:style-name="P2"><text:s text:c="2"/>.item5 {</text:p>
      <text:p text:style-name="P2"><text:s text:c="4"/>background: PaleGreen;</text:p>
      <text:p text:style-name="P2"><text:s text:c="4"/>grid-column: 2 / 4;</text:p>
      <text:p text:style-name="P2"><text:s text:c="4"/>/* add your code below this line */</text:p>
      <text:p text:style-name="P2"><text:s text:c="4"/></text:p>
      <text:p text:style-name="P3"><text:s text:c="4"/>grid-row: 2/4;</text:p>
      <text:p text:style-name="P2"><text:s text:c="4"/>/* add your code above this line */</text:p>
      <text:p text:style-name="P2"><text:s text:c="2"/>}</text:p>
      <text:p text:style-name="P2"><text:s text:c="2"/></text:p>
      <text:p text:style-name="P2"><text:s text:c="2"/>.container {</text:p>
      <text:p text:style-name="P2"><text:s text:c="4"/>font-size: 40px;</text:p>
      <text:p text:style-name="P2"><text:s text:c="4"/>min-height: 300px;</text:p>
      <text:p text:style-name="P2"><text:s text:c="4"/>width: 100%;</text:p>
      <text:p text:style-name="P2"><text:s text:c="4"/>background: LightGray;</text:p>
      <text:p text:style-name="P2"><text:s text:c="4"/>display: grid;</text:p>
      <text:p text:style-name="P2"><text:s text:c="4"/>grid-template-columns: 1fr 1fr 1fr;</text:p>
      <text:p text:style-name="P2"><text:s text:c="4"/>grid-template-rows: 1fr 1fr 1fr;</text:p>
      <text:p text:style-name="P2"><text:s text:c="4"/>grid-gap: 10px;</text:p>
      <text:p text:style-name="P2"><text:s text:c="2"/>}</text:p>
      <text:p text:style-name="P2">&lt;/style&gt;</text:p>
      <text:p text:style-name="P2"><text:s text:c="2"/></text:p>
      <text:p text:style-name="P2">&lt;div class="container"&gt;</text:p>
      <text:p text:style-name="P2"><text:s text:c="2"/>&lt;div class="item1"&gt;1&lt;/div&gt;</text:p>
      <text:p text:style-name="P2"><text:s text:c="2"/>&lt;div class="item2"&gt;2&lt;/div&gt;</text:p>
      <text:p text:style-name="P2"><text:s text:c="2"/>&lt;div class="item3"&gt;3&lt;/div&gt;</text:p>
      <text:p text:style-name="P2"><text:s text:c="2"/>&lt;div class="item4"&gt;4&lt;/div&gt;</text:p>
      <text:p text:style-name="P2"><text:s text:c="2"/>&lt;div class="item5"&gt;5&lt;/div&gt;</text:p>
      <text:p text:style-name="P2">&lt;/div&gt;</text:p>
      <text:p text:style-name="P2"/>
      <text:p text:style-name="P2"/>
      <text:h text:style-name="P5" text:outline-level="2"><text:bookmark-start text:name="__RefHeading___Toc2324_1722094529"/><text:soft-page-break/>Align an Item Horizontally using justify-self<text:bookmark-end text:name="__RefHeading___Toc2324_1722094529"/></text:h>
      <text:p text:style-name="Text_20_body">In CSS Grid, the content of each item is located in a box which is referred to as a <text:span text:style-name="Definition">cell</text:span>. You can align the content's position within its cell <text:span text:style-name="T4">horizontally</text:span> using the <text:span text:style-name="Source_20_Text"><text:span text:style-name="T2">justify-self</text:span></text:span> property on a grid item. By default, this property has a value of <text:span text:style-name="Source_20_Text"><text:span text:style-name="T2">stretch</text:span></text:span>, which will make the content<text:span text:style-name="T4"> fill the whole width</text:span> of the cell. This CSS Grid property accepts other values as well:</text:p>
      <text:p text:style-name="Text_20_body"><text:span text:style-name="Source_20_Text"><text:span text:style-name="T4">start</text:span></text:span>: aligns the content at the left of the cell,</text:p>
      <text:p text:style-name="Text_20_body"><text:span text:style-name="Source_20_Text"><text:span text:style-name="T4">center</text:span></text:span>: aligns the content in the center of the cell,</text:p>
      <text:p text:style-name="Text_20_body"><text:span text:style-name="Source_20_Text"><text:span text:style-name="T4">end</text:span></text:span>: aligns the content at the right of the cell.</text:p>
      <text:p text:style-name="Horizontal_20_Line"/>
      <text:p text:style-name="Text_20_body">Use the <text:span text:style-name="Source_20_Text">justify-self</text:span> property to center the item with the class <text:span text:style-name="Source_20_Text">item2</text:span>.</text:p>
      <text:p text:style-name="P2">&lt;style&gt;</text:p>
      <text:p text:style-name="P2"><text:s text:c="2"/>.item1{background: LightSkyBlue;}</text:p>
      <text:p text:style-name="P2"><text:s text:c="2"/></text:p>
      <text:p text:style-name="P2"><text:s text:c="2"/>.item2 {</text:p>
      <text:p text:style-name="P2"><text:s text:c="4"/>background: LightSalmon;</text:p>
      <text:p text:style-name="P2"><text:s text:c="4"/>/* add your code below this line */</text:p>
      <text:p text:style-name="P3"><text:s text:c="4"/>justify-self:center;</text:p>
      <text:p text:style-name="P2"><text:s text:c="4"/></text:p>
      <text:p text:style-name="P2"><text:s text:c="4"/>/* add your code above this line */</text:p>
      <text:p text:style-name="P2"><text:s text:c="2"/>}</text:p>
      <text:p text:style-name="P2"><text:s text:c="2"/></text:p>
      <text:p text:style-name="P2"><text:s text:c="2"/>.item3{background:PaleTurquoise;}</text:p>
      <text:p text:style-name="P2"><text:s text:c="2"/>.item4{background:LightPink;}</text:p>
      <text:p text:style-name="P2"><text:s text:c="2"/>.item5{background:PaleGreen;}</text:p>
      <text:p text:style-name="P2"><text:s text:c="2"/></text:p>
      <text:p text:style-name="P2"><text:s text:c="2"/>.container {</text:p>
      <text:p text:style-name="P2"><text:s text:c="4"/>font-size: 40px;</text:p>
      <text:p text:style-name="P2"><text:s text:c="4"/>min-height: 300px;</text:p>
      <text:p text:style-name="P2"><text:s text:c="4"/>width: 100%;</text:p>
      <text:p text:style-name="P2"><text:s text:c="4"/>background: LightGray;</text:p>
      <text:p text:style-name="P2"><text:s text:c="4"/>display: grid;</text:p>
      <text:p text:style-name="P2"><text:s text:c="4"/>grid-template-columns: 1fr 1fr 1fr;</text:p>
      <text:p text:style-name="P2"><text:s text:c="4"/>grid-template-rows: 1fr 1fr 1fr;</text:p>
      <text:p text:style-name="P2"><text:s text:c="4"/>grid-gap: 10px;</text:p>
      <text:p text:style-name="P2"><text:s text:c="2"/>}</text:p>
      <text:p text:style-name="P2">&lt;/style&gt;</text:p>
      <text:p text:style-name="P2"><text:s text:c="2"/></text:p>
      <text:p text:style-name="P2">&lt;div class="container"&gt;</text:p>
      <text:p text:style-name="P2"><text:s text:c="2"/>&lt;div class="item1"&gt;1&lt;/div&gt;</text:p>
      <text:p text:style-name="P2"><text:s text:c="2"/>&lt;div class="item2"&gt;2&lt;/div&gt;</text:p>
      <text:p text:style-name="P2"><text:s text:c="2"/>&lt;div class="item3"&gt;3&lt;/div&gt;</text:p>
      <text:p text:style-name="P2"><text:s text:c="2"/>&lt;div class="item4"&gt;4&lt;/div&gt;</text:p>
      <text:p text:style-name="P2"><text:s text:c="2"/>&lt;div class="item5"&gt;5&lt;/div&gt;</text:p>
      <text:p text:style-name="P2"><text:soft-page-break/>&lt;/div&gt;</text:p>
      <text:p text:style-name="P2"/>
      <text:p text:style-name="P2"/>
      <text:p text:style-name="P2"/>
      <text:h text:style-name="P5" text:outline-level="2"><text:bookmark-start text:name="__RefHeading___Toc2326_1722094529"/>Align an Item Vertically using align-self<text:bookmark-end text:name="__RefHeading___Toc2326_1722094529"/></text:h>
      <text:p text:style-name="Text_20_body">Just as you can align an item horizontally, there's a way to align an item <text:span text:style-name="T4">vertically</text:span> as well. To do this, you use the <text:span text:style-name="Source_20_Text"><text:span text:style-name="T2">align-self</text:span></text:span> property on an item. This property accepts all of the same values as <text:span text:style-name="Source_20_Text">justify-self</text:span> from the last challenge.</text:p>
      <text:p text:style-name="Horizontal_20_Line"/>
      <text:p text:style-name="Text_20_body">Align the item with the class <text:span text:style-name="Source_20_Text">item3</text:span> vertically at the <text:span text:style-name="Source_20_Text">end</text:span>.</text:p>
      <text:p text:style-name="P2">&lt;style&gt;</text:p>
      <text:p text:style-name="P2"><text:s text:c="2"/>.item1{background:LightSkyBlue;}</text:p>
      <text:p text:style-name="P2"><text:s text:c="2"/>.item2{background:LightSalmon;}</text:p>
      <text:p text:style-name="P2"><text:s text:c="2"/></text:p>
      <text:p text:style-name="P2"><text:s text:c="2"/>.item3 {</text:p>
      <text:p text:style-name="P2"><text:s text:c="4"/>background: PaleTurquoise;</text:p>
      <text:p text:style-name="P2"><text:s text:c="4"/>/* add your code below this line */</text:p>
      <text:p text:style-name="P3"><text:s text:c="4"/>align-self:end;</text:p>
      <text:p text:style-name="P2"><text:s text:c="4"/></text:p>
      <text:p text:style-name="P2"><text:s text:c="4"/>/* add your code above this line */</text:p>
      <text:p text:style-name="P2"><text:s text:c="2"/>}</text:p>
      <text:p text:style-name="P2"><text:s text:c="2"/></text:p>
      <text:p text:style-name="P2"><text:s text:c="2"/>.item4{background:LightPink;}</text:p>
      <text:p text:style-name="P2"><text:s text:c="2"/>.item5{background:PaleGreen;}</text:p>
      <text:p text:style-name="P2"><text:s text:c="2"/></text:p>
      <text:p text:style-name="P2"><text:s text:c="2"/>.container {</text:p>
      <text:p text:style-name="P2"><text:s text:c="4"/>font-size: 40px;</text:p>
      <text:p text:style-name="P2"><text:s text:c="4"/>min-height: 300px;</text:p>
      <text:p text:style-name="P2"><text:s text:c="4"/>width: 100%;</text:p>
      <text:p text:style-name="P2"><text:s text:c="4"/>background: LightGray;</text:p>
      <text:p text:style-name="P2"><text:s text:c="4"/>display: grid;</text:p>
      <text:p text:style-name="P2"><text:s text:c="4"/>grid-template-columns: 1fr 1fr 1fr;</text:p>
      <text:p text:style-name="P2"><text:s text:c="4"/>grid-template-rows: 1fr 1fr 1fr;</text:p>
      <text:p text:style-name="P2"><text:s text:c="4"/>grid-gap: 10px;</text:p>
      <text:p text:style-name="P2"><text:s text:c="2"/>}</text:p>
      <text:p text:style-name="P2">&lt;/style&gt;</text:p>
      <text:p text:style-name="P2"><text:s text:c="2"/></text:p>
      <text:p text:style-name="P2">&lt;div class="container"&gt;</text:p>
      <text:p text:style-name="P2"><text:s text:c="2"/>&lt;div class="item1"&gt;1&lt;/div&gt;</text:p>
      <text:p text:style-name="P2"><text:s text:c="2"/>&lt;div class="item2"&gt;2&lt;/div&gt;</text:p>
      <text:p text:style-name="P2"><text:s text:c="2"/>&lt;div class="item3"&gt;3&lt;/div&gt;</text:p>
      <text:p text:style-name="P2"><text:s text:c="2"/>&lt;div class="item4"&gt;4&lt;/div&gt;</text:p>
      <text:p text:style-name="P2"><text:s text:c="2"/>&lt;div class="item5"&gt;5&lt;/div&gt;</text:p>
      <text:p text:style-name="P2">&lt;/div&gt;</text:p>
      <text:p text:style-name="P2"/>
      <text:h text:style-name="P5" text:outline-level="2"><text:bookmark-start text:name="__RefHeading___Toc2328_1722094529"/><text:soft-page-break/>Align All Items Horizontally using justify-items<text:bookmark-end text:name="__RefHeading___Toc2328_1722094529"/></text:h>
      <text:p text:style-name="Text_20_body">Sometimes you want all the items in your CSS Grid to share the same alignment. You can use the previously learned properties and align them individually, or you can align them all at once horizontally by using <text:span text:style-name="Source_20_Text"><text:span text:style-name="T2">justify-items</text:span></text:span> on your grid container. This property can accept all the same values you learned about in the previous two challenges, the difference being that it will move <text:span text:style-name="T5">all</text:span> the items in our grid to the desired alignment.</text:p>
      <text:p text:style-name="Horizontal_20_Line"/>
      <text:p text:style-name="Text_20_body">Use this property to center all our items horizontally.</text:p>
      <text:p text:style-name="P2">&lt;style&gt;</text:p>
      <text:p text:style-name="P2"><text:s text:c="2"/>.item1{background:LightSkyBlue;}</text:p>
      <text:p text:style-name="P2"><text:s text:c="2"/>.item2{background:LightSalmon;}</text:p>
      <text:p text:style-name="P2"><text:s text:c="2"/>.item3{background:PaleTurquoise;}</text:p>
      <text:p text:style-name="P2"><text:s text:c="2"/>.item4{background:LightPink;}</text:p>
      <text:p text:style-name="P2"><text:s text:c="2"/>.item5{background:PaleGreen;}</text:p>
      <text:p text:style-name="P2"><text:s text:c="2"/></text:p>
      <text:p text:style-name="P2"><text:s text:c="2"/>.container {</text:p>
      <text:p text:style-name="P2"><text:s text:c="4"/>font-size: 40px;</text:p>
      <text:p text:style-name="P2"><text:s text:c="4"/>min-height: 300px;</text:p>
      <text:p text:style-name="P2"><text:s text:c="4"/>width: 100%;</text:p>
      <text:p text:style-name="P2"><text:s text:c="4"/>background: LightGray;</text:p>
      <text:p text:style-name="P2"><text:s text:c="4"/>display: grid;</text:p>
      <text:p text:style-name="P2"><text:s text:c="4"/>grid-template-columns: 1fr 1fr 1fr;</text:p>
      <text:p text:style-name="P2"><text:s text:c="4"/>grid-template-rows: 1fr 1fr 1fr;</text:p>
      <text:p text:style-name="P2"><text:s text:c="4"/>grid-gap: 10px;</text:p>
      <text:p text:style-name="P2"><text:s text:c="4"/>/* add your code below this line */</text:p>
      <text:p text:style-name="P2"><text:s text:c="4"/></text:p>
      <text:p text:style-name="P3"><text:s text:c="4"/>justify-items:center;</text:p>
      <text:p text:style-name="P2"><text:s text:c="4"/>/* add your code above this line */</text:p>
      <text:p text:style-name="P2"><text:s text:c="2"/>}</text:p>
      <text:p text:style-name="P2">&lt;/style&gt;</text:p>
      <text:p text:style-name="P2"><text:s text:c="2"/></text:p>
      <text:p text:style-name="P2">&lt;div class="container"&gt;</text:p>
      <text:p text:style-name="P2"><text:s text:c="2"/>&lt;div class="item1"&gt;1&lt;/div&gt;</text:p>
      <text:p text:style-name="P2"><text:s text:c="2"/>&lt;div class="item2"&gt;2&lt;/div&gt;</text:p>
      <text:p text:style-name="P2"><text:s text:c="2"/>&lt;div class="item3"&gt;3&lt;/div&gt;</text:p>
      <text:p text:style-name="P2"><text:s text:c="2"/>&lt;div class="item4"&gt;4&lt;/div&gt;</text:p>
      <text:p text:style-name="P2"><text:s text:c="2"/>&lt;div class="item5"&gt;5&lt;/div&gt;</text:p>
      <text:p text:style-name="P2">&lt;/div&gt;</text:p>
      <text:p text:style-name="P2"/>
      <text:p text:style-name="P2"/>
      <text:h text:style-name="P5" text:outline-level="2"><text:bookmark-start text:name="__RefHeading___Toc2330_1722094529"/>Align All Items Vertically using align-items<text:bookmark-end text:name="__RefHeading___Toc2330_1722094529"/></text:h>
      <text:p text:style-name="Text_20_body">Using the <text:span text:style-name="Source_20_Text"><text:span text:style-name="T2">align-items</text:span></text:span> property on a grid container will set the vertical alignment for all the items in our grid.</text:p>
      <text:p text:style-name="Horizontal_20_Line"/>
      <text:p text:style-name="Text_20_body"><text:soft-page-break/>Use it now to move all the items to the end of each cell.</text:p>
      <text:p text:style-name="P2">&lt;style&gt;</text:p>
      <text:p text:style-name="P2"><text:s text:c="2"/>.item1{background:LightSkyBlue;}</text:p>
      <text:p text:style-name="P2"><text:s text:c="2"/>.item2{background:LightSalmon;}</text:p>
      <text:p text:style-name="P2"><text:s text:c="2"/>.item3{background:PaleTurquoise;}</text:p>
      <text:p text:style-name="P2"><text:s text:c="2"/>.item4{background:LightPink;}</text:p>
      <text:p text:style-name="P2"><text:s text:c="2"/>.item5{background:PaleGreen;}</text:p>
      <text:p text:style-name="P2"><text:s text:c="2"/></text:p>
      <text:p text:style-name="P2"><text:s text:c="2"/>.container {</text:p>
      <text:p text:style-name="P2"><text:s text:c="4"/>font-size: 40px;</text:p>
      <text:p text:style-name="P2"><text:s text:c="4"/>min-height: 300px;</text:p>
      <text:p text:style-name="P2"><text:s text:c="4"/>width: 100%;</text:p>
      <text:p text:style-name="P2"><text:s text:c="4"/>background: LightGray;</text:p>
      <text:p text:style-name="P2"><text:s text:c="4"/>display: grid;</text:p>
      <text:p text:style-name="P2"><text:s text:c="4"/>grid-template-columns: 1fr 1fr 1fr;</text:p>
      <text:p text:style-name="P2"><text:s text:c="4"/>grid-template-rows: 1fr 1fr 1fr;</text:p>
      <text:p text:style-name="P2"><text:s text:c="4"/>grid-gap: 10px;</text:p>
      <text:p text:style-name="P2"><text:s text:c="4"/>/* add your code below this line */</text:p>
      <text:p text:style-name="P3"><text:s text:c="4"/>align-items:end;</text:p>
      <text:p text:style-name="P2"><text:s text:c="4"/></text:p>
      <text:p text:style-name="P2"><text:s text:c="4"/>/* add your code above this line */</text:p>
      <text:p text:style-name="P2"><text:s text:c="2"/>}</text:p>
      <text:p text:style-name="P2">&lt;/style&gt;</text:p>
      <text:p text:style-name="P2"><text:s text:c="2"/></text:p>
      <text:p text:style-name="P2">&lt;div class="container"&gt;</text:p>
      <text:p text:style-name="P2"><text:s text:c="2"/>&lt;div class="item1"&gt;1&lt;/div&gt;</text:p>
      <text:p text:style-name="P2"><text:s text:c="2"/>&lt;div class="item2"&gt;2&lt;/div&gt;</text:p>
      <text:p text:style-name="P2"><text:s text:c="2"/>&lt;div class="item3"&gt;3&lt;/div&gt;</text:p>
      <text:p text:style-name="P2"><text:s text:c="2"/>&lt;div class="item4"&gt;4&lt;/div&gt;</text:p>
      <text:p text:style-name="P2"><text:s text:c="2"/>&lt;div class="item5"&gt;5&lt;/div&gt;</text:p>
      <text:p text:style-name="P2">&lt;/div&gt;</text:p>
      <text:p text:style-name="P2"/>
      <text:h text:style-name="P5" text:outline-level="2"><text:bookmark-start text:name="__RefHeading___Toc2332_1722094529"/>Divide the Grid Into an Area Template<text:bookmark-end text:name="__RefHeading___Toc2332_1722094529"/></text:h>
      <text:p text:style-name="Text_20_body">You can group cells of your grid together into an <text:span text:style-name="Definition">area</text:span> and give the area a custom name. Do this by using <text:span text:style-name="Source_20_Text"><text:span text:style-name="T2">grid-template-areas</text:span></text:span> on the container like this:</text:p>
      <text:p text:style-name="P10">grid-template-areas:<text:line-break/>  "header header header"<text:line-break/>  "advert content content"<text:line-break/>  "footer footer footer";</text:p>
      <text:p text:style-name="Text_20_body">The code above merges the top three cells together into an area named <text:span text:style-name="Source_20_Text">header</text:span>, the bottom three cells into a <text:span text:style-name="Source_20_Text">footer</text:span> area, and it makes two areas in the middle row; <text:span text:style-name="Source_20_Text">advert</text:span> and <text:span text:style-name="Source_20_Text">content</text:span>.</text:p>
      <text:p text:style-name="Text_20_body"><text:span text:style-name="Strong_20_Emphasis">Note</text:span><text:line-break/><text:span text:style-name="T4">Every word in the code represents a cell </text:span>and <text:span text:style-name="T3">every pair of quotation marks represent a row</text:span>.</text:p>
      <text:p text:style-name="Text_20_body">In addition to custom labels, you can <text:span text:style-name="T3">use a period (</text:span><text:span text:style-name="Source_20_Text"><text:span text:style-name="T3">.</text:span></text:span><text:span text:style-name="T3">) to designate an empty cell in the grid.</text:span></text:p>
      <text:p text:style-name="Horizontal_20_Line"><text:soft-page-break/></text:p>
      <text:p text:style-name="Text_20_body">Place the area template so that the cell labeled <text:span text:style-name="Source_20_Text">advert</text:span> becomes an empty cell.</text:p>
      <text:p text:style-name="P2">&lt;style&gt;</text:p>
      <text:p text:style-name="P2"><text:s text:c="2"/>.item1{background:LightSkyBlue;}</text:p>
      <text:p text:style-name="P2"><text:s text:c="2"/>.item2{background:LightSalmon;}</text:p>
      <text:p text:style-name="P2"><text:s text:c="2"/>.item3{background:PaleTurquoise;}</text:p>
      <text:p text:style-name="P2"><text:s text:c="2"/>.item4{background:LightPink;}</text:p>
      <text:p text:style-name="P2"><text:s text:c="2"/>.item5{background:PaleGreen;}</text:p>
      <text:p text:style-name="P2"><text:s text:c="2"/></text:p>
      <text:p text:style-name="P2"><text:s text:c="2"/>.container {</text:p>
      <text:p text:style-name="P2"><text:s text:c="4"/>font-size: 40px;</text:p>
      <text:p text:style-name="P2"><text:s text:c="4"/>min-height: 300px;</text:p>
      <text:p text:style-name="P2"><text:s text:c="4"/>width: 100%;</text:p>
      <text:p text:style-name="P2"><text:s text:c="4"/>background: LightGray;</text:p>
      <text:p text:style-name="P2"><text:s text:c="4"/>display: grid;</text:p>
      <text:p text:style-name="P2"><text:s text:c="4"/>grid-template-columns: 1fr 1fr 1fr;</text:p>
      <text:p text:style-name="P2"><text:s text:c="4"/>grid-template-rows: 1fr 1fr 1fr;</text:p>
      <text:p text:style-name="P2"><text:s text:c="4"/>grid-gap: 10px;</text:p>
      <text:p text:style-name="P2"><text:s text:c="4"/>/* change code below this line */</text:p>
      <text:p text:style-name="P2"><text:s text:c="4"/></text:p>
      <text:p text:style-name="P2"><text:s text:c="4"/><text:span text:style-name="T2">grid-template-areas:</text:span></text:p>
      <text:p text:style-name="P3"><text:s text:c="6"/>"header header header"</text:p>
      <text:p text:style-name="P3"><text:s text:c="6"/>". content content"</text:p>
      <text:p text:style-name="P3"><text:s text:c="6"/>"footer footer footer";</text:p>
      <text:p text:style-name="P2"><text:s text:c="4"/>/* change code above this line */</text:p>
      <text:p text:style-name="P2"><text:s text:c="2"/>}</text:p>
      <text:p text:style-name="P2">&lt;/style&gt;</text:p>
      <text:p text:style-name="P2"><text:s text:c="2"/></text:p>
      <text:p text:style-name="P2">&lt;div class="container"&gt;</text:p>
      <text:p text:style-name="P2"><text:s text:c="2"/>&lt;div class="item1"&gt;1&lt;/div&gt;</text:p>
      <text:p text:style-name="P2"><text:s text:c="2"/>&lt;div class="item2"&gt;2&lt;/div&gt;</text:p>
      <text:p text:style-name="P2"><text:s text:c="2"/>&lt;div class="item3"&gt;3&lt;/div&gt;</text:p>
      <text:p text:style-name="P2"><text:s text:c="2"/>&lt;div class="item4"&gt;4&lt;/div&gt;</text:p>
      <text:p text:style-name="P2"><text:s text:c="2"/>&lt;div class="item5"&gt;5&lt;/div&gt;</text:p>
      <text:p text:style-name="P2">&lt;/div&gt;</text:p>
      <text:p text:style-name="P2"/>
      <text:p text:style-name="P2"/>
      <text:h text:style-name="P5" text:outline-level="2"><text:bookmark-start text:name="__RefHeading___Toc2334_1722094529"/>Place Items in Grid Areas Using the grid-area Property<text:bookmark-end text:name="__RefHeading___Toc2334_1722094529"/></text:h>
      <text:p text:style-name="Text_20_body">After creating an areas template for your grid container, as shown in the previous challenge, you can place an item in your custom area by referencing the name you gave it. To do this, you use the <text:span text:style-name="Source_20_Text"><text:span text:style-name="T2">grid-area</text:span></text:span> property on an item like this:</text:p>
      <text:p text:style-name="P10">.item1 { grid-area: header; }</text:p>
      <text:p text:style-name="Text_20_body">This lets the grid know that you want the <text:span text:style-name="Source_20_Text">item1</text:span> class to go in the area named <text:span text:style-name="Source_20_Text">header</text:span>. In this case, the item will use the entire top row because that whole row is named as the header area.</text:p>
      <text:p text:style-name="Horizontal_20_Line"><text:soft-page-break/></text:p>
      <text:p text:style-name="Text_20_body">Place an element with the <text:span text:style-name="Source_20_Text">item5</text:span> class in the <text:span text:style-name="Source_20_Text">footer</text:span> area using the <text:span text:style-name="Source_20_Text">grid-area</text:span> property.</text:p>
      <text:p text:style-name="P2">&lt;style&gt;</text:p>
      <text:p text:style-name="P2"><text:s text:c="2"/>.item1{background:LightSkyBlue;}</text:p>
      <text:p text:style-name="P2"><text:s text:c="2"/>.item2{background:LightSalmon;}</text:p>
      <text:p text:style-name="P2"><text:s text:c="2"/>.item3{background:PaleTurquoise;}</text:p>
      <text:p text:style-name="P2"><text:s text:c="2"/>.item4{background:LightPink;}</text:p>
      <text:p text:style-name="P2"><text:s text:c="2"/></text:p>
      <text:p text:style-name="P2"><text:s text:c="2"/>.item5 {</text:p>
      <text:p text:style-name="P2"><text:s text:c="4"/>background: PaleGreen;</text:p>
      <text:p text:style-name="P2"><text:s text:c="4"/>/* add your code below this line */</text:p>
      <text:p text:style-name="P3"><text:s text:c="4"/>grid-area:footer;</text:p>
      <text:p text:style-name="P2"><text:s text:c="4"/></text:p>
      <text:p text:style-name="P2"><text:s text:c="4"/>/* add your code above this line */</text:p>
      <text:p text:style-name="P2"><text:s text:c="2"/>}</text:p>
      <text:p text:style-name="P2"><text:s text:c="2"/></text:p>
      <text:p text:style-name="P2"><text:s text:c="2"/>.container {</text:p>
      <text:p text:style-name="P2"><text:s text:c="4"/>font-size: 40px;</text:p>
      <text:p text:style-name="P2"><text:s text:c="4"/>min-height: 300px;</text:p>
      <text:p text:style-name="P2"><text:s text:c="4"/>width: 100%;</text:p>
      <text:p text:style-name="P2"><text:s text:c="4"/>background: LightGray;</text:p>
      <text:p text:style-name="P2"><text:s text:c="4"/>display: grid;</text:p>
      <text:p text:style-name="P2"><text:s text:c="4"/>grid-template-columns: 1fr 1fr 1fr;</text:p>
      <text:p text:style-name="P2"><text:s text:c="4"/>grid-template-rows: 1fr 1fr 1fr;</text:p>
      <text:p text:style-name="P2"><text:s text:c="4"/>grid-gap: 10px;</text:p>
      <text:p text:style-name="P2"><text:s text:c="4"/>grid-template-areas: </text:p>
      <text:p text:style-name="P2"><text:s text:c="6"/>"header header header"</text:p>
      <text:p text:style-name="P2"><text:s text:c="6"/>"advert content content"</text:p>
      <text:p text:style-name="P2"><text:s text:c="6"/>"footer footer footer";</text:p>
      <text:p text:style-name="P2"><text:s text:c="2"/>}</text:p>
      <text:p text:style-name="P2">&lt;/style&gt;</text:p>
      <text:p text:style-name="P2"><text:s text:c="2"/></text:p>
      <text:p text:style-name="P2">&lt;div class="container"&gt;</text:p>
      <text:p text:style-name="P2"><text:s text:c="2"/>&lt;div class="item1"&gt;1&lt;/div&gt;</text:p>
      <text:p text:style-name="P2"><text:s text:c="2"/>&lt;div class="item2"&gt;2&lt;/div&gt;</text:p>
      <text:p text:style-name="P2"><text:s text:c="2"/>&lt;div class="item3"&gt;3&lt;/div&gt;</text:p>
      <text:p text:style-name="P2"><text:s text:c="2"/>&lt;div class="item4"&gt;4&lt;/div&gt;</text:p>
      <text:p text:style-name="P2"><text:s text:c="2"/>&lt;div class="item5"&gt;5&lt;/div&gt;</text:p>
      <text:p text:style-name="P2">&lt;/div&gt;</text:p>
      <text:p text:style-name="P2"/>
      <text:p text:style-name="P2"/>
      <text:p text:style-name="P2"/>
      <text:h text:style-name="P5" text:outline-level="2"><text:bookmark-start text:name="__RefHeading___Toc2336_1722094529"/>Use grid-area Without Creating an Areas Template<text:bookmark-end text:name="__RefHeading___Toc2336_1722094529"/></text:h>
      <text:p text:style-name="Text_20_body">The <text:span text:style-name="Source_20_Text">grid-area</text:span> property you learned in the last challenge can be used in another way. <text:span text:style-name="T4">If your grid doesn't have an areas template to reference, you can create an area on the fly</text:span> for an item to be placed like this:</text:p>
      <text:p text:style-name="Quotations"><text:soft-page-break/>item1 { <text:span text:style-name="T2">grid-area: 1/1/2/4;</text:span> }</text:p>
      <text:p text:style-name="Text_20_body">This is using the line numbers you learned about earlier to define where the area for this item will be. The numbers in the example above represent these values:</text:p>
      <text:p text:style-name="P11">grid-area: horizontal line to start at / vertical line to start at / horizontal line to end at / vertical line to end at;</text:p>
      <text:p text:style-name="Text_20_body">So the item in the example will consume <text:span text:style-name="T3">the rows between lines 1 and 2, and the columns between lines 1 and 4.</text:span></text:p>
      <text:p text:style-name="Horizontal_20_Line"/>
      <text:p text:style-name="Text_20_body">Using the <text:span text:style-name="Source_20_Text">grid-area</text:span> property, place the element with <text:span text:style-name="Source_20_Text">item5</text:span> class between the third and fourth horizontal lines and between the first and fourth vertical lines.</text:p>
      <text:p text:style-name="P2">&lt;style&gt;</text:p>
      <text:p text:style-name="P2"><text:s text:c="2"/>.item1{background:LightSkyBlue;}</text:p>
      <text:p text:style-name="P2"><text:s text:c="2"/>.item2{background:LightSalmon;}</text:p>
      <text:p text:style-name="P2"><text:s text:c="2"/>.item3{background:PaleTurquoise;}</text:p>
      <text:p text:style-name="P2"><text:s text:c="2"/>.item4{background:LightPink;}</text:p>
      <text:p text:style-name="P2"><text:s text:c="2"/></text:p>
      <text:p text:style-name="P2"><text:s text:c="2"/>.item5 {</text:p>
      <text:p text:style-name="P2"><text:s text:c="4"/>background: PaleGreen;</text:p>
      <text:p text:style-name="P2"><text:s text:c="4"/>/* add your code below this line */</text:p>
      <text:p text:style-name="P3"><text:s text:c="4"/>grid-area:3/1/4/4;</text:p>
      <text:p text:style-name="P2"><text:s text:c="4"/>/* add your code above this line */</text:p>
      <text:p text:style-name="P2"><text:s text:c="2"/>}</text:p>
      <text:p text:style-name="P2"><text:s text:c="2"/></text:p>
      <text:p text:style-name="P2"><text:s text:c="2"/>.container {</text:p>
      <text:p text:style-name="P2"><text:s text:c="4"/>font-size: 40px;</text:p>
      <text:p text:style-name="P2"><text:s text:c="4"/>min-height: 300px;</text:p>
      <text:p text:style-name="P2"><text:s text:c="4"/>width: 100%;</text:p>
      <text:p text:style-name="P2"><text:s text:c="4"/>background: LightGray;</text:p>
      <text:p text:style-name="P2"><text:s text:c="4"/>display: grid;</text:p>
      <text:p text:style-name="P2"><text:s text:c="4"/>grid-template-columns: 1fr 1fr 1fr;</text:p>
      <text:p text:style-name="P2"><text:s text:c="4"/>grid-template-rows: 1fr 1fr 1fr;</text:p>
      <text:p text:style-name="P2"><text:s text:c="4"/>grid-gap: 10px;</text:p>
      <text:p text:style-name="P2"><text:s text:c="2"/>}</text:p>
      <text:p text:style-name="P2">&lt;/style&gt;</text:p>
      <text:p text:style-name="P2"><text:s text:c="2"/></text:p>
      <text:p text:style-name="P2">&lt;div class="container"&gt;</text:p>
      <text:p text:style-name="P2"><text:s text:c="2"/>&lt;div class="item1"&gt;1&lt;/div&gt;</text:p>
      <text:p text:style-name="P2"><text:s text:c="2"/>&lt;div class="item2"&gt;2&lt;/div&gt;</text:p>
      <text:p text:style-name="P2"><text:s text:c="2"/>&lt;div class="item3"&gt;3&lt;/div&gt;</text:p>
      <text:p text:style-name="P2"><text:s text:c="2"/>&lt;div class="item4"&gt;4&lt;/div&gt;</text:p>
      <text:p text:style-name="P2"><text:s text:c="2"/>&lt;div class="item5"&gt;5&lt;/div&gt;</text:p>
      <text:p text:style-name="P2">&lt;/div&gt;</text:p>
      <text:p text:style-name="P2"/>
      <text:p text:style-name="P2"/>
      <text:h text:style-name="P5" text:outline-level="2"><text:bookmark-start text:name="__RefHeading___Toc2338_1722094529"/><text:soft-page-break/>Reduce Repetition Using the repeat Function<text:bookmark-end text:name="__RefHeading___Toc2338_1722094529"/></text:h>
      <text:p text:style-name="Text_20_body">When you used <text:span text:style-name="Source_20_Text">grid-template-columns</text:span> and <text:span text:style-name="Source_20_Text">grid-template-rows</text:span> to define the structure of a grid, you entered a value for each row or column you created.</text:p>
      <text:p text:style-name="Text_20_body">Lets say you want a grid with 100 rows of the same height. It isn't very practical to insert 100 values individually. Fortunately, there's a better way - by using the <text:span text:style-name="Source_20_Text"><text:span text:style-name="T2">repeat</text:span></text:span> function to specify the number of times you want your column or row to be repeated, followed by a comma and the value you want to repeat.</text:p>
      <text:p text:style-name="Text_20_body">Here's an example that would create the 100 row grid, each row at 50px tall.</text:p>
      <text:p text:style-name="Quotations">grid-template-rows: <text:span text:style-name="T2">repeat(100, 50px);</text:span></text:p>
      <text:p text:style-name="Text_20_body">You can also repeat multiple values with the repeat function, and insert the function amongst other values when defining a grid structure. Here's what I mean:</text:p>
      <text:p text:style-name="Quotations">grid-template-columns: <text:span text:style-name="T2">repeat(2, 1fr 50px) 20px;</text:span></text:p>
      <text:p text:style-name="Text_20_body">This translates to:</text:p>
      <text:p text:style-name="Quotations">grid-template-columns: 1fr 50px 1fr 50px 20px;</text:p>
      <text:p text:style-name="Text_20_body"><text:span text:style-name="Strong_20_Emphasis">Note</text:span><text:line-break/><text:span text:style-name="Source_20_Text">1fr 50px</text:span> is repeated twice followed by 20px.</text:p>
      <text:p text:style-name="P6"/>
      <text:p text:style-name="Text_20_body">Use <text:span text:style-name="Source_20_Text">repeat</text:span> to remove repetition from the <text:span text:style-name="Source_20_Text">grid-template-columns</text:span> property.</text:p>
      <text:p text:style-name="P2">&lt;style&gt;</text:p>
      <text:p text:style-name="P2"><text:s text:c="2"/>.item1{background:LightSkyBlue;}</text:p>
      <text:p text:style-name="P2"><text:s text:c="2"/>.item2{background:LightSalmon;}</text:p>
      <text:p text:style-name="P2"><text:s text:c="2"/>.item3{background:PaleTurquoise;}</text:p>
      <text:p text:style-name="P2"><text:s text:c="2"/>.item4{background:LightPink;}</text:p>
      <text:p text:style-name="P2"><text:s text:c="2"/>.item5{background:PaleGreen;}</text:p>
      <text:p text:style-name="P2"><text:s text:c="2"/></text:p>
      <text:p text:style-name="P2"><text:s text:c="2"/>.container {</text:p>
      <text:p text:style-name="P2"><text:s text:c="4"/>font-size: 40px;</text:p>
      <text:p text:style-name="P2"><text:s text:c="4"/>min-height: 300px;</text:p>
      <text:p text:style-name="P2"><text:s text:c="4"/>width: 100%;</text:p>
      <text:p text:style-name="P2"><text:s text:c="4"/>background: LightGray;</text:p>
      <text:p text:style-name="P2"><text:s text:c="4"/>display: grid;</text:p>
      <text:p text:style-name="P2"><text:s text:c="4"/>/* change the code below this line */</text:p>
      <text:p text:style-name="P2"><text:s text:c="4"/></text:p>
      <text:p text:style-name="P3"><text:s text:c="4"/>grid-template-columns: repeat(3, 1fr);</text:p>
      <text:p text:style-name="P2"><text:s text:c="4"/></text:p>
      <text:p text:style-name="P2"><text:s text:c="4"/>/* change the code above this line */</text:p>
      <text:p text:style-name="P2"><text:s text:c="4"/>grid-template-rows: 1fr 1fr 1fr;</text:p>
      <text:p text:style-name="P2"><text:s text:c="4"/>grid-gap: 10px;</text:p>
      <text:p text:style-name="P2"><text:s text:c="2"/>}</text:p>
      <text:p text:style-name="P2">&lt;/style&gt;</text:p>
      <text:p text:style-name="P2"><text:soft-page-break/><text:s text:c="2"/></text:p>
      <text:p text:style-name="P2">&lt;div class="container"&gt;</text:p>
      <text:p text:style-name="P2"><text:s text:c="2"/>&lt;div class="item1"&gt;1&lt;/div&gt;</text:p>
      <text:p text:style-name="P2"><text:s text:c="2"/>&lt;div class="item2"&gt;2&lt;/div&gt;</text:p>
      <text:p text:style-name="P2"><text:s text:c="2"/>&lt;div class="item3"&gt;3&lt;/div&gt;</text:p>
      <text:p text:style-name="P2"><text:s text:c="2"/>&lt;div class="item4"&gt;4&lt;/div&gt;</text:p>
      <text:p text:style-name="P2"><text:s text:c="2"/>&lt;div class="item5"&gt;5&lt;/div&gt;</text:p>
      <text:p text:style-name="P2">&lt;/div&gt;</text:p>
      <text:p text:style-name="P2"/>
      <text:p text:style-name="P2"/>
      <text:h text:style-name="P5" text:outline-level="2"><text:bookmark-start text:name="__RefHeading___Toc2340_1722094529"/>Limit Item Size Using the minmax Function<text:bookmark-end text:name="__RefHeading___Toc2340_1722094529"/></text:h>
      <text:p text:style-name="Text_20_body">There's another built-in function to use with <text:span text:style-name="Source_20_Text">grid-template-columns</text:span> and <text:span text:style-name="Source_20_Text">grid-template-rows</text:span> called<text:span text:style-name="T2"> </text:span><text:span text:style-name="Source_20_Text"><text:span text:style-name="T2">minmax</text:span></text:span>. It's used to limit the size of items when the grid container changes size. To do this you need to specify the acceptable size range for your item. Here is an example:</text:p>
      <text:p text:style-name="Quotations">grid-template-columns: <text:span text:style-name="T2">100px minmax(50px, 200px);</text:span></text:p>
      <text:p text:style-name="Text_20_body">In the code above, <text:span text:style-name="Source_20_Text">grid-template-columns</text:span> is set to create two columns; the first is 100px wide, and the second has the minimum width of 50px and the maximum width of 200px.</text:p>
      <text:p text:style-name="Horizontal_20_Line"/>
      <text:p text:style-name="Text_20_body">Using the <text:span text:style-name="Source_20_Text">minmax</text:span> function, replace the <text:span text:style-name="Source_20_Text">1fr</text:span> in the <text:span text:style-name="Source_20_Text">repeat</text:span> function with a column size that has the minimum width of <text:span text:style-name="Source_20_Text">90px</text:span> and the maximum width of <text:span text:style-name="Source_20_Text">1fr</text:span>, and resize the preview panel to see the effect.</text:p>
      <text:p text:style-name="P2">&lt;style&gt;</text:p>
      <text:p text:style-name="P2"><text:s text:c="2"/>.item1{background:LightSkyBlue;}</text:p>
      <text:p text:style-name="P2"><text:s text:c="2"/>.item2{background:LightSalmon;}</text:p>
      <text:p text:style-name="P2"><text:s text:c="2"/>.item3{background:PaleTurquoise;}</text:p>
      <text:p text:style-name="P2"><text:s text:c="2"/>.item4{background:LightPink;}</text:p>
      <text:p text:style-name="P2"><text:s text:c="2"/>.item5{background:PaleGreen;}</text:p>
      <text:p text:style-name="P2"><text:s text:c="2"/></text:p>
      <text:p text:style-name="P2"><text:s text:c="2"/>.container {</text:p>
      <text:p text:style-name="P2"><text:s text:c="4"/>font-size: 40px;</text:p>
      <text:p text:style-name="P2"><text:s text:c="4"/>min-height: 300px;</text:p>
      <text:p text:style-name="P2"><text:s text:c="4"/>width: 100%;</text:p>
      <text:p text:style-name="P2"><text:s text:c="4"/>background: LightGray;</text:p>
      <text:p text:style-name="P2"><text:s text:c="4"/>display: grid;</text:p>
      <text:p text:style-name="P2"><text:s text:c="4"/>/* change the code below this line */</text:p>
      <text:p text:style-name="P2"><text:s text:c="4"/></text:p>
      <text:p text:style-name="P3"><text:s text:c="4"/>grid-template-columns: repeat(3, minmax(90px, 1fr));</text:p>
      <text:p text:style-name="P2"><text:s text:c="4"/></text:p>
      <text:p text:style-name="P2"><text:s text:c="4"/>/* change the code above this line */</text:p>
      <text:p text:style-name="P2"><text:s text:c="4"/>grid-template-rows: 1fr 1fr 1fr;</text:p>
      <text:p text:style-name="P2"><text:s text:c="4"/>grid-gap: 10px;</text:p>
      <text:p text:style-name="P2"><text:s text:c="2"/>}</text:p>
      <text:p text:style-name="P2">&lt;/style&gt;</text:p>
      <text:p text:style-name="P2"><text:s text:c="2"/></text:p>
      <text:p text:style-name="P2"><text:soft-page-break/>&lt;div class="container"&gt;</text:p>
      <text:p text:style-name="P2"><text:s text:c="2"/>&lt;div class="item1"&gt;1&lt;/div&gt;</text:p>
      <text:p text:style-name="P2"><text:s text:c="2"/>&lt;div class="item2"&gt;2&lt;/div&gt;</text:p>
      <text:p text:style-name="P2"><text:s text:c="2"/>&lt;div class="item3"&gt;3&lt;/div&gt;</text:p>
      <text:p text:style-name="P2"><text:s text:c="2"/>&lt;div class="item4"&gt;4&lt;/div&gt;</text:p>
      <text:p text:style-name="P2"><text:s text:c="2"/>&lt;div class="item5"&gt;5&lt;/div&gt;</text:p>
      <text:p text:style-name="P2">&lt;/div&gt;</text:p>
      <text:p text:style-name="P2"/>
      <text:p text:style-name="P2"/>
      <text:h text:style-name="P5" text:outline-level="2"><text:bookmark-start text:name="__RefHeading___Toc2342_1722094529"/>Create Flexible Layouts Using auto-fill<text:bookmark-end text:name="__RefHeading___Toc2342_1722094529"/></text:h>
      <text:p text:style-name="Text_20_body">The repeat function comes with a option called <text:span text:style-name="Definition">auto-fill</text:span>. This allows you to automatically insert as many rows or columns of your desired size as possible depending on the size of the container. You can create flexible layouts when combining <text:span text:style-name="Source_20_Text"><text:span text:style-name="T2">auto-fill</text:span></text:span> with <text:span text:style-name="Source_20_Text"><text:span text:style-name="T2">minmax</text:span></text:span>.</text:p>
      <text:p text:style-name="Text_20_body">In the preview, <text:span text:style-name="Source_20_Text">grid-template-columns</text:span> is set to</text:p>
      <text:p text:style-name="P10">repeat(auto-fill, minmax(60px, 1fr));</text:p>
      <text:p text:style-name="Text_20_body">When the container changes size, this setup keeps inserting 60px columns and stretching them until it can insert another one.</text:p>
      <text:p text:style-name="Text_20_body"><text:span text:style-name="Strong_20_Emphasis">Note</text:span><text:line-break/><text:span text:style-name="T4">If your container can't fit all your items on one row, it will move them down to a new one.</text:span></text:p>
      <text:p text:style-name="Horizontal_20_Line"/>
      <text:p text:style-name="Text_20_body">In the first grid, use <text:span text:style-name="Source_20_Text">auto-fill</text:span> with <text:span text:style-name="Source_20_Text">repeat</text:span> to fill the grid with columns that have a minimum width of <text:span text:style-name="Source_20_Text">60px</text:span> and maximum of <text:span text:style-name="Source_20_Text">1fr</text:span>. Then resize the preview to see auto-fill in action.</text:p>
      <text:p text:style-name="P2">&lt;style&gt;</text:p>
      <text:p text:style-name="P2"><text:s text:c="2"/>.item1{background:LightSkyBlue;}</text:p>
      <text:p text:style-name="P2"><text:s text:c="2"/>.item2{background:LightSalmon;}</text:p>
      <text:p text:style-name="P2"><text:s text:c="2"/>.item3{background:PaleTurquoise;}</text:p>
      <text:p text:style-name="P2"><text:s text:c="2"/>.item4{background:LightPink;}</text:p>
      <text:p text:style-name="P2"><text:s text:c="2"/>.item5{background:PaleGreen;}</text:p>
      <text:p text:style-name="P2"><text:s text:c="2"/></text:p>
      <text:p text:style-name="P2"><text:s text:c="2"/>.container {</text:p>
      <text:p text:style-name="P2"><text:s text:c="4"/>font-size: 40px;</text:p>
      <text:p text:style-name="P2"><text:s text:c="4"/>min-height: 100px;</text:p>
      <text:p text:style-name="P2"><text:s text:c="4"/>width: 100%;</text:p>
      <text:p text:style-name="P2"><text:s text:c="4"/>background: LightGray;</text:p>
      <text:p text:style-name="P2"><text:s text:c="4"/>display: grid;</text:p>
      <text:p text:style-name="P2"><text:s text:c="4"/>/* change the code below this line */</text:p>
      <text:p text:style-name="P2"><text:s text:c="4"/></text:p>
      <text:p text:style-name="P2"><text:s/><text:span text:style-name="T2"><text:s text:c="3"/>grid-template-columns: repeat(auto-fill, minmax(60px, 1fr));</text:span></text:p>
      <text:p text:style-name="P2"><text:s text:c="4"/></text:p>
      <text:p text:style-name="P2"><text:s text:c="4"/>/* change the code above this line */</text:p>
      <text:p text:style-name="P2"><text:s text:c="4"/>grid-template-rows: 1fr 1fr 1fr;</text:p>
      <text:p text:style-name="P2"><text:s text:c="4"/>grid-gap: 10px;</text:p>
      <text:p text:style-name="P2"><text:soft-page-break/><text:s text:c="2"/>}</text:p>
      <text:p text:style-name="P2"><text:s text:c="2"/></text:p>
      <text:p text:style-name="P2"><text:s text:c="2"/>.container2 {</text:p>
      <text:p text:style-name="P2"><text:s text:c="4"/>font-size: 40px;</text:p>
      <text:p text:style-name="P2"><text:s text:c="4"/>min-height: 100px;</text:p>
      <text:p text:style-name="P2"><text:s text:c="4"/>width: 100%;</text:p>
      <text:p text:style-name="P2"><text:s text:c="4"/>background: Silver;</text:p>
      <text:p text:style-name="P2"><text:s text:c="4"/>display: grid;</text:p>
      <text:p text:style-name="P2"><text:s text:c="2"/><text:span text:style-name="T6"><text:s text:c="2"/>grid-template-columns: repeat(3, minmax(60px, 1fr));</text:span></text:p>
      <text:p text:style-name="P2"><text:s text:c="4"/>grid-template-rows: 1fr 1fr 1fr;</text:p>
      <text:p text:style-name="P2"><text:s text:c="4"/>grid-gap: 10px;</text:p>
      <text:p text:style-name="P2"><text:s text:c="2"/>}</text:p>
      <text:p text:style-name="P2">&lt;/style&gt;</text:p>
      <text:p text:style-name="P2">&lt;div class="container"&gt;</text:p>
      <text:p text:style-name="P2"><text:s text:c="2"/>&lt;div class="item1"&gt;1&lt;/div&gt;</text:p>
      <text:p text:style-name="P2"><text:s text:c="2"/>&lt;div class="item2"&gt;2&lt;/div&gt;</text:p>
      <text:p text:style-name="P2"><text:s text:c="2"/>&lt;div class="item3"&gt;3&lt;/div&gt;</text:p>
      <text:p text:style-name="P2"><text:s text:c="2"/>&lt;div class="item4"&gt;4&lt;/div&gt;</text:p>
      <text:p text:style-name="P2"><text:s text:c="2"/>&lt;div class="item5"&gt;5&lt;/div&gt;</text:p>
      <text:p text:style-name="P2">&lt;/div&gt;</text:p>
      <text:p text:style-name="P2">&lt;div class="container2"&gt;</text:p>
      <text:p text:style-name="P2"><text:s text:c="2"/>&lt;div class="item1"&gt;1&lt;/div&gt;</text:p>
      <text:p text:style-name="P2"><text:s text:c="2"/>&lt;div class="item2"&gt;2&lt;/div&gt;</text:p>
      <text:p text:style-name="P2"><text:s text:c="2"/>&lt;div class="item3"&gt;3&lt;/div&gt;</text:p>
      <text:p text:style-name="P2"><text:s text:c="2"/>&lt;div class="item4"&gt;4&lt;/div&gt;</text:p>
      <text:p text:style-name="P2"><text:s text:c="2"/>&lt;div class="item5"&gt;5&lt;/div&gt;</text:p>
      <text:p text:style-name="P2">&lt;/div&gt;</text:p>
      <text:p text:style-name="P2"/>
      <text:p text:style-name="P2"/>
      <text:h text:style-name="P5" text:outline-level="2"><text:bookmark-start text:name="__RefHeading___Toc2344_1722094529"/>Create Flexible Layouts Using auto-fit<text:bookmark-end text:name="__RefHeading___Toc2344_1722094529"/></text:h>
      <text:p text:style-name="Text_20_body"><text:span text:style-name="Source_20_Text">auto-fit</text:span> works almost identically to <text:span text:style-name="Source_20_Text">auto-fill</text:span>. The only difference is that when the container's size exceeds the size of all the items combined, <text:span text:style-name="Source_20_Text">auto-fill</text:span> keeps inserting empty rows or columns and pushes your items to the side, while <text:span text:style-name="Source_20_Text"><text:span text:style-name="T2">auto-fit</text:span></text:span> <text:span text:style-name="T4">collapses those empty rows or columns and stretches your items to fit the size of the container</text:span>.</text:p>
      <text:p text:style-name="Text_20_body"><text:span text:style-name="Strong_20_Emphasis">Note</text:span><text:line-break/>If your container can't fit all your items on one row, it will move them down to a new one.</text:p>
      <text:p text:style-name="Horizontal_20_Line"/>
      <text:p text:style-name="Text_20_body">In the second grid, use <text:span text:style-name="Source_20_Text">auto-fit</text:span> with <text:span text:style-name="Source_20_Text">repeat</text:span> to fill the grid with columns that have a minimum width of <text:span text:style-name="Source_20_Text">60px</text:span> and maximum of <text:span text:style-name="Source_20_Text">1fr</text:span>. Then resize the preview to see the difference.</text:p>
      <text:p text:style-name="P2">&lt;style&gt;</text:p>
      <text:p text:style-name="P2"><text:s text:c="2"/>.item1{background:LightSkyBlue;}</text:p>
      <text:p text:style-name="P2"><text:s text:c="2"/>.item2{background:LightSalmon;}</text:p>
      <text:p text:style-name="P2"><text:s text:c="2"/>.item3{background:PaleTurquoise;}</text:p>
      <text:p text:style-name="P2"><text:s text:c="2"/>.item4{background:LightPink;}</text:p>
      <text:p text:style-name="P2"><text:s text:c="2"/>.item5{background:PaleGreen;}</text:p>
      <text:p text:style-name="P2"><text:soft-page-break/><text:s text:c="2"/></text:p>
      <text:p text:style-name="P2"><text:s text:c="2"/>.container {</text:p>
      <text:p text:style-name="P2"><text:s text:c="4"/>font-size: 40px;</text:p>
      <text:p text:style-name="P2"><text:s text:c="4"/>min-height: 100px;</text:p>
      <text:p text:style-name="P2"><text:s text:c="4"/>width: 100%;</text:p>
      <text:p text:style-name="P2"><text:s text:c="4"/>background: LightGray;</text:p>
      <text:p text:style-name="P2"><text:s text:c="4"/>display: grid;</text:p>
      <text:p text:style-name="P2"><text:s text:c="4"/>grid-template-columns: repeat( auto-fill, minmax(60px, 1fr));</text:p>
      <text:p text:style-name="P2"><text:s text:c="4"/>grid-template-rows: 1fr 1fr 1fr;</text:p>
      <text:p text:style-name="P2"><text:s text:c="4"/>grid-gap: 10px;</text:p>
      <text:p text:style-name="P2"><text:s text:c="2"/>}</text:p>
      <text:p text:style-name="P2"><text:s text:c="2"/></text:p>
      <text:p text:style-name="P2"><text:s text:c="2"/>.container2 {</text:p>
      <text:p text:style-name="P2"><text:s text:c="4"/>font-size: 40px;</text:p>
      <text:p text:style-name="P2"><text:s text:c="4"/>min-height: 100px;</text:p>
      <text:p text:style-name="P2"><text:s text:c="4"/>width: 100%;</text:p>
      <text:p text:style-name="P2"><text:s text:c="4"/>background: Silver;</text:p>
      <text:p text:style-name="P2"><text:s text:c="4"/>display: grid;</text:p>
      <text:p text:style-name="P2"><text:s text:c="4"/>/* change the code below this line */</text:p>
      <text:p text:style-name="P2"><text:s text:c="4"/></text:p>
      <text:p text:style-name="P2"><text:s text:c="4"/><text:span text:style-name="T7">grid-template-columns: repeat(auto-fit, minmax(60px, 1fr));</text:span></text:p>
      <text:p text:style-name="P2"><text:s text:c="4"/></text:p>
      <text:p text:style-name="P2"><text:s text:c="4"/>/* change the code above this line */</text:p>
      <text:p text:style-name="P2"><text:s text:c="4"/>grid-template-rows: 1fr 1fr 1fr;</text:p>
      <text:p text:style-name="P2"><text:s text:c="4"/>grid-gap: 10px;</text:p>
      <text:p text:style-name="P2"><text:s text:c="2"/>}</text:p>
      <text:p text:style-name="P2">&lt;/style&gt;</text:p>
      <text:p text:style-name="P2"><text:s text:c="2"/></text:p>
      <text:p text:style-name="P2">&lt;div class="container"&gt;</text:p>
      <text:p text:style-name="P2"><text:s text:c="2"/>&lt;div class="item1"&gt;1&lt;/div&gt;</text:p>
      <text:p text:style-name="P2"><text:s text:c="2"/>&lt;div class="item2"&gt;2&lt;/div&gt;</text:p>
      <text:p text:style-name="P2"><text:s text:c="2"/>&lt;div class="item3"&gt;3&lt;/div&gt;</text:p>
      <text:p text:style-name="P2"><text:s text:c="2"/>&lt;div class="item4"&gt;4&lt;/div&gt;</text:p>
      <text:p text:style-name="P2"><text:s text:c="2"/>&lt;div class="item5"&gt;5&lt;/div&gt;</text:p>
      <text:p text:style-name="P2">&lt;/div&gt;</text:p>
      <text:p text:style-name="P2">&lt;div class="container2"&gt;</text:p>
      <text:p text:style-name="P2"><text:s text:c="2"/>&lt;div class="item1"&gt;1&lt;/div&gt;</text:p>
      <text:p text:style-name="P2"><text:s text:c="2"/>&lt;div class="item2"&gt;2&lt;/div&gt;</text:p>
      <text:p text:style-name="P2"><text:s text:c="2"/>&lt;div class="item3"&gt;3&lt;/div&gt;</text:p>
      <text:p text:style-name="P2"><text:s text:c="2"/>&lt;div class="item4"&gt;4&lt;/div&gt;</text:p>
      <text:p text:style-name="P2"><text:s text:c="2"/>&lt;div class="item5"&gt;5&lt;/div&gt;</text:p>
      <text:p text:style-name="P2">&lt;/div&gt;</text:p>
      <text:p text:style-name="P2"/>
      <text:p text:style-name="P2"/>
      <text:h text:style-name="P5" text:outline-level="2"><text:bookmark-start text:name="__RefHeading___Toc2346_1722094529"/>Use Media Queries to Create Responsive Layouts<text:bookmark-end text:name="__RefHeading___Toc2346_1722094529"/></text:h>
      <text:p text:style-name="Text_20_body">CSS Grid can be an easy way to make your site more responsive by using <text:span text:style-name="T4">media queries</text:span> to<text:span text:style-name="T4"> rearrange grid areas, change dimensions of a grid, and rearrange the placement of item</text:span>s.</text:p>
      <text:p text:style-name="Text_20_body"><text:soft-page-break/>In the preview, when the viewport width is 300px or more, the number of columns changes from 1 to 2. The advertisement area then occupies the left column completely.</text:p>
      <text:p text:style-name="Horizontal_20_Line"/>
      <text:p text:style-name="Text_20_body">When the viewport width is <text:span text:style-name="Source_20_Text">400px</text:span> or more, make the <text:span text:style-name="T3">header area occupy the top row completely and the footer area occupy the bottom row completely.</text:span></text:p>
      <text:p text:style-name="P2">&lt;style&gt;</text:p>
      <text:p text:style-name="P2"><text:s text:c="2"/>.item1 {</text:p>
      <text:p text:style-name="P2"><text:s text:c="4"/>background: LightSkyBlue;</text:p>
      <text:p text:style-name="P2"><text:s text:c="4"/>grid-area: header;</text:p>
      <text:p text:style-name="P2"><text:s text:c="2"/>}</text:p>
      <text:p text:style-name="P2"><text:s text:c="2"/></text:p>
      <text:p text:style-name="P2"><text:s text:c="2"/>.item2 {</text:p>
      <text:p text:style-name="P2"><text:s text:c="4"/>background: LightSalmon;</text:p>
      <text:p text:style-name="P2"><text:s text:c="4"/>grid-area: advert;</text:p>
      <text:p text:style-name="P2"><text:s text:c="2"/>}</text:p>
      <text:p text:style-name="P2"><text:s text:c="2"/></text:p>
      <text:p text:style-name="P2"><text:s text:c="2"/>.item3 {</text:p>
      <text:p text:style-name="P2"><text:s text:c="4"/>background: PaleTurquoise;</text:p>
      <text:p text:style-name="P2"><text:s text:c="4"/>grid-area: content;</text:p>
      <text:p text:style-name="P2"><text:s text:c="2"/>}</text:p>
      <text:p text:style-name="P2"><text:s text:c="2"/></text:p>
      <text:p text:style-name="P2"><text:s text:c="2"/>.item4 {</text:p>
      <text:p text:style-name="P2"><text:s text:c="4"/>background: lightpink;</text:p>
      <text:p text:style-name="P2"><text:s text:c="4"/>grid-area: footer;</text:p>
      <text:p text:style-name="P2"><text:s text:c="2"/>}</text:p>
      <text:p text:style-name="P2"><text:s text:c="2"/></text:p>
      <text:p text:style-name="P2"><text:s text:c="2"/>.container {</text:p>
      <text:p text:style-name="P2"><text:s text:c="4"/>font-size: 1.5em;</text:p>
      <text:p text:style-name="P2"><text:s text:c="4"/>min-height: 300px;</text:p>
      <text:p text:style-name="P2"><text:s text:c="4"/>width: 100%;</text:p>
      <text:p text:style-name="P2"><text:s text:c="4"/>background: LightGray;</text:p>
      <text:p text:style-name="P2"><text:s text:c="4"/>display: grid;</text:p>
      <text:p text:style-name="P2"><text:s text:c="4"/>grid-template-columns: 1fr;</text:p>
      <text:p text:style-name="P2"><text:s text:c="4"/>grid-template-rows: 50px auto 1fr auto;</text:p>
      <text:p text:style-name="P2"><text:s text:c="4"/>grid-gap: 10px;</text:p>
      <text:p text:style-name="P2"><text:s text:c="4"/>grid-template-areas:</text:p>
      <text:p text:style-name="P2"><text:s text:c="6"/>"header"</text:p>
      <text:p text:style-name="P2"><text:s text:c="6"/>"advert"</text:p>
      <text:p text:style-name="P2"><text:s text:c="6"/>"content"</text:p>
      <text:p text:style-name="P2"><text:s text:c="6"/>"footer";</text:p>
      <text:p text:style-name="P2"><text:s text:c="2"/>}</text:p>
      <text:p text:style-name="P2"><text:s text:c="2"/></text:p>
      <text:p text:style-name="P2"><text:s text:c="2"/>@media (min-width: 300px){</text:p>
      <text:p text:style-name="P2"><text:s text:c="4"/>.container{</text:p>
      <text:p text:style-name="P2"><text:s text:c="6"/>grid-template-columns: auto 1fr;</text:p>
      <text:p text:style-name="P2"><text:s text:c="6"/>grid-template-rows: auto 1fr auto;</text:p>
      <text:p text:style-name="P2"><text:soft-page-break/><text:s text:c="6"/>grid-template-areas:</text:p>
      <text:p text:style-name="P2"><text:s text:c="8"/>"advert header"</text:p>
      <text:p text:style-name="P2"><text:s text:c="8"/>"advert content"</text:p>
      <text:p text:style-name="P2"><text:s text:c="8"/>"advert footer";</text:p>
      <text:p text:style-name="P2"><text:s text:c="4"/>}</text:p>
      <text:p text:style-name="P2"><text:s text:c="2"/>}</text:p>
      <text:p text:style-name="P2"><text:s text:c="2"/></text:p>
      <text:p text:style-name="P2"><text:s text:c="2"/>@media (min-width: 400px){</text:p>
      <text:p text:style-name="P2"><text:s text:c="4"/>.container{</text:p>
      <text:p text:style-name="P2"><text:s text:c="6"/>/* change the code below this line */</text:p>
      <text:p text:style-name="P2"><text:s text:c="4"/></text:p>
      <text:p text:style-name="P2"><text:s text:c="6"/>grid-template-areas:</text:p>
      <text:p text:style-name="P2"><text:s text:c="7"/><text:span text:style-name="T7"><text:s/>"header header"</text:span></text:p>
      <text:p text:style-name="P2"><text:s text:c="8"/>"advert content"</text:p>
      <text:p text:style-name="P2"><text:s text:c="8"/><text:span text:style-name="T7">"footer footer";</text:span></text:p>
      <text:p text:style-name="P2"><text:s text:c="4"/></text:p>
      <text:p text:style-name="P2"><text:s text:c="4"/>/* change the code above this line */</text:p>
      <text:p text:style-name="P2"><text:s text:c="4"/>}</text:p>
      <text:p text:style-name="P2"><text:s text:c="2"/>}</text:p>
      <text:p text:style-name="P2">&lt;/style&gt;</text:p>
      <text:p text:style-name="P2"><text:s text:c="2"/></text:p>
      <text:p text:style-name="P2">&lt;div class="container"&gt;</text:p>
      <text:p text:style-name="P2"><text:s text:c="2"/>&lt;div class="item1"&gt;header&lt;/div&gt;</text:p>
      <text:p text:style-name="P2"><text:s text:c="2"/>&lt;div class="item2"&gt;advert&lt;/div&gt;</text:p>
      <text:p text:style-name="P2"><text:s text:c="2"/>&lt;div class="item3"&gt;content&lt;/div&gt;</text:p>
      <text:p text:style-name="P2"><text:s text:c="2"/>&lt;div class="item4"&gt;footer&lt;/div&gt;</text:p>
      <text:p text:style-name="P2">&lt;/div&gt;</text:p>
      <text:p text:style-name="P2"/>
      <text:p text:style-name="P2"/>
      <text:h text:style-name="P5" text:outline-level="2"><text:bookmark-start text:name="__RefHeading___Toc2348_1722094529"/>Create Grids within Grids<text:bookmark-end text:name="__RefHeading___Toc2348_1722094529"/></text:h>
      <text:p text:style-name="Text_20_body">Turning an element into a grid only affects the behavior of its direct descendants. So by turning a direct descendant into a grid, you have a grid within a grid.</text:p>
      <text:p text:style-name="Text_20_body">For example, by setting the <text:span text:style-name="Source_20_Text">display</text:span> and <text:span text:style-name="Source_20_Text">grid-template-columns</text:span> properties of the element with the <text:span text:style-name="Source_20_Text">item3</text:span> class, you create a grid within your grid.</text:p>
      <text:p text:style-name="Horizontal_20_Line"/>
      <text:p text:style-name="Text_20_body">Turn the element with the <text:span text:style-name="Source_20_Text">item3</text:span> class into a grid with two columns with a width of <text:span text:style-name="Source_20_Text">auto</text:span> and <text:span text:style-name="Source_20_Text">1fr</text:span> using <text:span text:style-name="Source_20_Text">display</text:span> and <text:span text:style-name="Source_20_Text">grid-template-columns</text:span>.</text:p>
      <text:p text:style-name="P2">&lt;style&gt;</text:p>
      <text:p text:style-name="P2"><text:s text:c="2"/>.item1 {</text:p>
      <text:p text:style-name="P2"><text:s text:c="4"/>background: LightSkyBlue;</text:p>
      <text:p text:style-name="P2"><text:s text:c="4"/>grid-area: header;</text:p>
      <text:p text:style-name="P2"><text:s text:c="2"/>}</text:p>
      <text:p text:style-name="P2"><text:s text:c="2"/></text:p>
      <text:p text:style-name="P2"><text:s text:c="2"/>.item2 {</text:p>
      <text:p text:style-name="P2"><text:s text:c="4"/>background: LightSalmon;</text:p>
      <text:p text:style-name="P2"><text:soft-page-break/><text:s text:c="4"/>grid-area: advert;</text:p>
      <text:p text:style-name="P2"><text:s text:c="2"/>}</text:p>
      <text:p text:style-name="P2"><text:s text:c="2"/></text:p>
      <text:p text:style-name="P2"><text:s text:c="2"/>.item3 {</text:p>
      <text:p text:style-name="P2"><text:s text:c="4"/>background: PaleTurquoise;</text:p>
      <text:p text:style-name="P2"><text:s text:c="4"/>grid-area: content;</text:p>
      <text:p text:style-name="P2"><text:s text:c="4"/>/* enter your code below this line */</text:p>
      <text:p text:style-name="P4"><text:s text:c="4"/>display:grid;</text:p>
      <text:p text:style-name="P4"><text:s text:c="4"/>grid-template-columns:auto 1fr;</text:p>
      <text:p text:style-name="P2"><text:s text:c="4"/>/* enter your code above this line */</text:p>
      <text:p text:style-name="P2"><text:s text:c="2"/>}</text:p>
      <text:p text:style-name="P2"><text:s text:c="2"/></text:p>
      <text:p text:style-name="P2"><text:s text:c="2"/>.item4 {</text:p>
      <text:p text:style-name="P2"><text:s text:c="4"/>background: lightpink;</text:p>
      <text:p text:style-name="P2"><text:s text:c="4"/>grid-area: footer;</text:p>
      <text:p text:style-name="P2"><text:s text:c="2"/>}</text:p>
      <text:p text:style-name="P2"><text:s text:c="2"/></text:p>
      <text:p text:style-name="P2"><text:s text:c="2"/>.itemOne {</text:p>
      <text:p text:style-name="P2"><text:s text:c="4"/>background: PaleGreen;</text:p>
      <text:p text:style-name="P2"><text:s text:c="2"/>}</text:p>
      <text:p text:style-name="P2"><text:s text:c="2"/></text:p>
      <text:p text:style-name="P2"><text:s text:c="2"/>.itemTwo {</text:p>
      <text:p text:style-name="P2"><text:s text:c="4"/>background: BlanchedAlmond;</text:p>
      <text:p text:style-name="P2"><text:s text:c="2"/>}</text:p>
      <text:p text:style-name="P2"><text:s text:c="2"/></text:p>
      <text:p text:style-name="P2"><text:s text:c="2"/>.container {</text:p>
      <text:p text:style-name="P2"><text:s text:c="4"/>font-size: 1.5em;</text:p>
      <text:p text:style-name="P2"><text:s text:c="4"/>min-height: 300px;</text:p>
      <text:p text:style-name="P2"><text:s text:c="4"/>width: 100%;</text:p>
      <text:p text:style-name="P2"><text:s text:c="4"/>background: LightGray;</text:p>
      <text:p text:style-name="P2"><text:s text:c="4"/>display: grid;</text:p>
      <text:p text:style-name="P2"><text:s text:c="4"/>grid-template-columns: auto 1fr;</text:p>
      <text:p text:style-name="P2"><text:s text:c="4"/>grid-template-rows: auto 1fr auto;</text:p>
      <text:p text:style-name="P2"><text:s text:c="4"/>grid-gap: 10px;</text:p>
      <text:p text:style-name="P2"><text:s text:c="4"/>grid-template-areas:</text:p>
      <text:p text:style-name="P2"><text:s text:c="6"/>"advert header"</text:p>
      <text:p text:style-name="P2"><text:s text:c="6"/>"advert content"</text:p>
      <text:p text:style-name="P2"><text:s text:c="6"/>"advert footer";</text:p>
      <text:p text:style-name="P2"><text:s text:c="2"/>}</text:p>
      <text:p text:style-name="P2">&lt;/style&gt;</text:p>
      <text:p text:style-name="P2"><text:s text:c="2"/></text:p>
      <text:p text:style-name="P2">&lt;div class="container"&gt;</text:p>
      <text:p text:style-name="P2"><text:s text:c="2"/>&lt;div class="item1"&gt;header&lt;/div&gt;</text:p>
      <text:p text:style-name="P2"><text:s text:c="2"/>&lt;div class="item2"&gt;advert&lt;/div&gt;</text:p>
      <text:p text:style-name="P2"><text:s text:c="2"/>&lt;div class="item3"&gt;</text:p>
      <text:p text:style-name="P2"><text:s text:c="4"/>&lt;div class="itemOne"&gt;paragraph1&lt;/div&gt;</text:p>
      <text:p text:style-name="P2"><text:s text:c="4"/>&lt;div class="itemTwo"&gt;paragraph2&lt;/div&gt;</text:p>
      <text:p text:style-name="P2"><text:s text:c="2"/>&lt;/div&gt;</text:p>
      <text:p text:style-name="P2"><text:s text:c="2"/>&lt;div class="item4"&gt;footer&lt;/div&gt;</text:p>
      <text:p text:style-name="P2"><text:soft-page-break/>&lt;/div&gt;</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Numbering_20_Symbols" style:display-name="Numbering Symbols" style:family="text"/>
    <style:style style:name="Index_20_Link" style:display-name="Index Link"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01:38:36.338311689</meta:creation-date>
    <dc:date>2019-04-30T23:43:21.950172149</dc:date>
    <meta:editing-duration>PT23H15M27S</meta:editing-duration>
    <meta:editing-cycles>262</meta:editing-cycles>
    <meta:generator>LibreOffice/6.0.7.3$Linux_X86_64 LibreOffice_project/00m0$Build-3</meta:generator>
    <meta:document-statistic meta:table-count="0" meta:image-count="0" meta:object-count="0" meta:page-count="25" meta:paragraph-count="912" meta:word-count="3917" meta:character-count="29853" meta:non-whitespace-character-count="24689"/>
  </office:meta>
</office:document-meta>
</file>